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charset="x-symbol"/>
    <style:font-face style:name="Mangal" svg:font-family="Mangal"/>
    <style:font-face style:name="OpenSymbol" svg:font-family="Open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8f0ba"/>
    </style:style>
    <style:style style:name="P3" style:family="paragraph" style:parent-style-name="Standard">
      <style:paragraph-properties fo:text-align="justify" style:justify-single-word="false"/>
      <style:text-properties style:text-underline-style="solid" style:text-underline-width="auto" style:text-underline-color="font-color"/>
    </style:style>
    <style:style style:name="P4" style:family="paragraph" style:parent-style-name="Standard">
      <style:paragraph-properties fo:text-align="start" style:justify-single-word="false"/>
      <style:text-properties style:text-underline-style="solid" style:text-underline-width="auto" style:text-underline-color="font-color" officeooo:paragraph-rsid="0029064b"/>
    </style:style>
    <style:style style:name="P5" style:family="paragraph" style:parent-style-name="Standard">
      <style:paragraph-properties fo:text-align="start" style:justify-single-word="false"/>
      <style:text-properties style:text-underline-style="solid" style:text-underline-width="auto" style:text-underline-color="font-color" officeooo:paragraph-rsid="002c0736"/>
    </style:style>
    <style:style style:name="P6" style:family="paragraph" style:parent-style-name="Standard">
      <style:paragraph-properties fo:text-align="start" style:justify-single-word="false"/>
      <style:text-properties style:text-underline-style="solid" style:text-underline-width="auto" style:text-underline-color="font-color" officeooo:rsid="0014eb05" officeooo:paragraph-rsid="0029064b"/>
    </style:style>
    <style:style style:name="P7" style:family="paragraph" style:parent-style-name="Standard">
      <style:paragraph-properties fo:text-align="justify" style:justify-single-word="false"/>
      <style:text-properties style:text-underline-style="none"/>
    </style:style>
    <style:style style:name="P8" style:family="paragraph" style:parent-style-name="Standard">
      <style:paragraph-properties fo:text-align="justify" style:justify-single-word="false"/>
      <style:text-properties style:text-underline-style="none" officeooo:paragraph-rsid="00274b57"/>
    </style:style>
    <style:style style:name="P9" style:family="paragraph" style:parent-style-name="Standard">
      <style:text-properties fo:language="fr" fo:country="FR"/>
    </style:style>
    <style:style style:name="P10" style:family="paragraph" style:parent-style-name="Standard">
      <style:text-properties fo:language="fr" fo:country="FR" style:text-underline-style="none"/>
    </style:style>
    <style:style style:name="P11" style:family="paragraph" style:parent-style-name="Standard">
      <style:paragraph-properties fo:text-align="justify" style:justify-single-word="false"/>
      <style:text-properties fo:language="fr" fo:country="FR" style:text-underline-style="none"/>
    </style:style>
    <style:style style:name="P12" style:family="paragraph" style:parent-style-name="Standard">
      <style:paragraph-properties fo:text-align="start" style:justify-single-word="false"/>
      <style:text-properties fo:language="fr" fo:country="FR" style:text-underline-style="none"/>
    </style:style>
    <style:style style:name="P13" style:family="paragraph" style:parent-style-name="Standard">
      <style:text-properties fo:language="fr" fo:country="FR" style:text-underline-style="solid" style:text-underline-width="auto" style:text-underline-color="font-color"/>
    </style:style>
    <style:style style:name="P14" style:family="paragraph" style:parent-style-name="Standard">
      <style:paragraph-properties fo:text-align="justify" style:justify-single-word="false"/>
      <style:text-properties fo:language="fr" fo:country="FR" style:text-underline-style="solid" style:text-underline-width="auto" style:text-underline-color="font-color"/>
    </style:style>
    <style:style style:name="P15" style:family="paragraph" style:parent-style-name="Standard">
      <style:text-properties fo:language="fr" fo:country="FR" style:text-underline-style="solid" style:text-underline-width="auto" style:text-underline-color="font-color" officeooo:paragraph-rsid="0017edba"/>
    </style:style>
    <style:style style:name="P16" style:family="paragraph" style:parent-style-name="Standard">
      <style:text-properties fo:language="fr" fo:country="FR" style:text-underline-style="solid" style:text-underline-width="auto" style:text-underline-color="font-color" officeooo:paragraph-rsid="0014c9ea"/>
    </style:style>
    <style:style style:name="P17" style:family="paragraph" style:parent-style-name="Standard">
      <style:text-properties fo:language="fr" fo:country="FR" style:text-underline-style="solid" style:text-underline-width="auto" style:text-underline-color="font-color" fo:font-weight="bold" officeooo:paragraph-rsid="0025f1bf" style:font-weight-asian="bold" style:font-weight-complex="bold"/>
    </style:style>
    <style:style style:name="P18" style:family="paragraph" style:parent-style-name="Standard">
      <style:paragraph-properties fo:text-align="start" style:justify-single-word="false"/>
      <style:text-properties fo:language="fr" fo:country="FR" style:text-underline-style="solid" style:text-underline-width="auto" style:text-underline-color="font-color" officeooo:rsid="00164bce" officeooo:paragraph-rsid="001df788"/>
    </style:style>
    <style:style style:name="P19" style:family="paragraph" style:parent-style-name="Standard">
      <style:paragraph-properties fo:text-align="start" style:justify-single-word="false"/>
      <style:text-properties fo:language="fr" fo:country="FR" style:text-underline-style="solid" style:text-underline-width="auto" style:text-underline-color="font-color" officeooo:paragraph-rsid="001df788"/>
    </style:style>
    <style:style style:name="P20" style:family="paragraph" style:parent-style-name="Standard">
      <style:paragraph-properties fo:text-align="justify" style:justify-single-word="false"/>
      <style:text-properties fo:language="fr" fo:country="FR"/>
    </style:style>
    <style:style style:name="P21" style:family="paragraph" style:parent-style-name="Standard">
      <style:text-properties fo:language="fr" fo:country="FR" officeooo:paragraph-rsid="001fb19a"/>
    </style:style>
    <style:style style:name="P22" style:family="paragraph" style:parent-style-name="Standard">
      <style:text-properties fo:language="fr" fo:country="FR" officeooo:paragraph-rsid="0014c9ea"/>
    </style:style>
    <style:style style:name="P23" style:family="paragraph" style:parent-style-name="Standard">
      <style:paragraph-properties fo:text-align="start" style:justify-single-word="false"/>
      <style:text-properties fo:language="fr" fo:country="FR" officeooo:paragraph-rsid="002ad206"/>
    </style:style>
    <style:style style:name="P24" style:family="paragraph" style:parent-style-name="Standard">
      <style:text-properties fo:font-size="16pt" fo:language="fr" fo:country="FR" style:text-underline-style="solid" style:text-underline-width="auto" style:text-underline-color="font-color" fo:font-weight="bold" style:font-size-asian="16pt" style:font-weight-asian="bold" style:font-size-complex="16pt" style:font-weight-complex="bold"/>
    </style:style>
    <style:style style:name="P25" style:family="paragraph" style:parent-style-name="Standard">
      <style:paragraph-properties fo:text-align="justify" style:justify-single-word="false"/>
      <style:text-properties style:font-name="Times New Roman" officeooo:paragraph-rsid="0028f0ba"/>
    </style:style>
    <style:style style:name="P26" style:family="paragraph" style:parent-style-name="Standard">
      <style:paragraph-properties fo:text-align="justify" style:justify-single-word="false"/>
      <style:text-properties style:font-name="Times New Roman" officeooo:paragraph-rsid="0029064b"/>
    </style:style>
    <style:style style:name="P27" style:family="paragraph" style:parent-style-name="Standard">
      <style:text-properties style:font-name="Times New Roman" fo:language="fr" fo:country="FR"/>
    </style:style>
    <style:style style:name="P28" style:family="paragraph" style:parent-style-name="Standard">
      <style:paragraph-properties fo:text-align="justify" style:justify-single-word="false"/>
      <style:text-properties style:font-name="Times New Roman" fo:language="fr" fo:country="FR" style:text-underline-style="solid" style:text-underline-width="auto" style:text-underline-color="font-color"/>
    </style:style>
    <style:style style:name="P29" style:family="paragraph" style:parent-style-name="Standard">
      <style:paragraph-properties fo:text-align="justify" style:justify-single-word="false"/>
      <style:text-properties style:font-name="Times New Roman" fo:language="fr" fo:country="FR" style:text-underline-style="none" officeooo:paragraph-rsid="0029064b"/>
    </style:style>
    <style:style style:name="P30" style:family="paragraph" style:parent-style-name="Standard">
      <style:paragraph-properties fo:text-align="justify" style:justify-single-word="false"/>
      <style:text-properties style:font-name="Times New Roman" fo:font-size="14pt" fo:language="fr" fo:country="FR" style:text-underline-style="none" officeooo:paragraph-rsid="00274b57" style:font-size-asian="14pt" style:font-size-complex="14pt"/>
    </style:style>
    <style:style style:name="P31" style:family="paragraph" style:parent-style-name="Standard">
      <style:paragraph-properties fo:text-align="justify" style:justify-single-word="false"/>
      <style:text-properties style:font-name="Times New Roman" fo:font-size="12pt" fo:language="fr" fo:country="FR" officeooo:paragraph-rsid="00274b57" style:font-size-asian="12pt" style:font-size-complex="12pt"/>
    </style:style>
    <style:style style:name="P32" style:family="paragraph" style:parent-style-name="Standard">
      <style:paragraph-properties fo:text-align="justify" style:justify-single-word="false"/>
      <style:text-properties style:font-name="Times New Roman" fo:font-size="12pt" officeooo:paragraph-rsid="00274b57" style:font-size-asian="12pt" style:font-size-complex="12pt"/>
    </style:style>
    <style:style style:name="P33" style:family="paragraph" style:parent-style-name="Text_20_body">
      <style:paragraph-properties fo:text-align="justify" style:justify-single-word="false"/>
    </style:style>
    <style:style style:name="P34" style:family="paragraph" style:parent-style-name="Text_20_body">
      <style:paragraph-properties fo:text-align="justify" style:justify-single-word="false"/>
      <style:text-properties fo:language="fr" fo:country="FR"/>
    </style:style>
    <style:style style:name="P35" style:family="paragraph" style:parent-style-name="Text_20_body">
      <style:paragraph-properties fo:text-align="justify" style:justify-single-word="false"/>
      <style:text-properties fo:language="fr" fo:country="FR" officeooo:paragraph-rsid="001a4c94"/>
    </style:style>
    <style:style style:name="P36" style:family="paragraph" style:parent-style-name="Text_20_body">
      <style:paragraph-properties fo:text-align="start" style:justify-single-word="false"/>
      <style:text-properties fo:language="fr" fo:country="FR"/>
    </style:style>
    <style:style style:name="P37" style:family="paragraph" style:parent-style-name="Text_20_body">
      <style:paragraph-properties fo:text-align="start" style:justify-single-word="false"/>
      <style:text-properties fo:language="fr" fo:country="FR" officeooo:paragraph-rsid="0025f1bf"/>
    </style:style>
    <style:style style:name="P38" style:family="paragraph" style:parent-style-name="Text_20_body">
      <style:paragraph-properties fo:text-align="justify" style:justify-single-word="false"/>
      <style:text-properties style:font-name="Times New Roman" fo:language="fr" fo:country="FR"/>
    </style:style>
    <style:style style:name="P39" style:family="paragraph" style:parent-style-name="Text_20_body">
      <style:paragraph-properties fo:text-align="justify" style:justify-single-word="false"/>
      <style:text-properties style:font-name="Times New Roman" fo:font-size="12pt" fo:language="fr" fo:country="FR" style:text-underline-style="none" style:font-size-asian="12pt" style:font-size-complex="12pt"/>
    </style:style>
    <style:style style:name="P40" style:family="paragraph" style:parent-style-name="Text_20_body">
      <style:paragraph-properties fo:margin-left="1.251cm" fo:margin-right="0cm" fo:text-align="justify" style:justify-single-word="false" fo:text-indent="0cm" style:auto-text-indent="false"/>
      <style:text-properties officeooo:paragraph-rsid="0014c9ea"/>
    </style:style>
    <style:style style:name="P41" style:family="paragraph" style:parent-style-name="Contents_20_3">
      <style:paragraph-properties fo:text-align="justify" style:justify-single-word="false"/>
      <style:text-properties officeooo:paragraph-rsid="0014c9ea"/>
    </style:style>
    <style:style style:name="P42" style:family="paragraph" style:parent-style-name="Contents_20_3">
      <style:paragraph-properties fo:text-align="justify" style:justify-single-word="false"/>
      <style:text-properties fo:language="fr" fo:country="FR" officeooo:rsid="001c1758" officeooo:paragraph-rsid="0014c9ea"/>
    </style:style>
    <style:style style:name="P43" style:family="paragraph" style:parent-style-name="Contents_20_3">
      <style:paragraph-properties>
        <style:tab-stops>
          <style:tab-stop style:position="17cm" style:type="right" style:leader-style="dotted" style:leader-text="."/>
        </style:tab-stops>
      </style:paragraph-propertie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7cm" style:type="right" style:leader-style="dotted" style:leader-text="."/>
        </style:tab-stops>
      </style:paragraph-properties>
    </style:style>
    <style:style style:name="P46" style:family="paragraph" style:parent-style-name="ANleitung_20_1" style:list-style-name="">
      <style:text-properties fo:font-size="16pt" fo:language="fr" fo:country="FR" style:text-underline-style="solid" style:text-underline-width="auto" style:text-underline-color="font-color" fo:font-weight="bold" style:font-size-asian="16pt" style:font-weight-asian="bold" style:font-size-complex="16pt" style:font-weight-complex="bold"/>
    </style:style>
    <style:style style:name="P47" style:family="paragraph" style:parent-style-name="ANleitung_20_1">
      <style:text-properties style:font-name="Times New Roman" fo:language="fr" fo:country="FR"/>
    </style:style>
    <style:style style:name="P48" style:family="paragraph" style:parent-style-name="ANleitung_20_1">
      <style:text-properties fo:language="fr" fo:country="FR"/>
    </style:style>
    <style:style style:name="P49" style:family="paragraph" style:parent-style-name="ANleitung_20_1">
      <style:text-properties fo:language="fr" fo:country="FR" officeooo:paragraph-rsid="00274b57"/>
    </style:style>
    <style:style style:name="P50" style:family="paragraph" style:parent-style-name="ANleitung_20_1">
      <style:paragraph-properties fo:break-before="page"/>
      <style:text-properties fo:language="fr" fo:country="FR"/>
    </style:style>
    <style:style style:name="P51" style:family="paragraph" style:parent-style-name="Anleitung_20_2">
      <style:text-properties style:font-name="Times New Roman" fo:language="fr" fo:country="FR"/>
    </style:style>
    <style:style style:name="P52" style:family="paragraph" style:parent-style-name="Anleitung_20_2">
      <style:paragraph-properties fo:text-align="justify" style:justify-single-word="false"/>
      <style:text-properties style:font-name="Times New Roman" fo:language="fr" fo:country="FR"/>
    </style:style>
    <style:style style:name="P53" style:family="paragraph" style:parent-style-name="Anleitung_20_2">
      <style:paragraph-properties fo:text-align="justify" style:justify-single-word="false"/>
      <style:text-properties style:font-name="Times New Roman" fo:font-size="14pt" fo:language="fr" fo:country="FR" style:text-underline-style="solid" style:text-underline-width="auto" style:text-underline-color="font-color" style:font-size-asian="14pt" style:font-size-complex="14pt"/>
    </style:style>
    <style:style style:name="P54" style:family="paragraph" style:parent-style-name="Anleitung_20_2">
      <style:paragraph-properties fo:text-align="justify" style:justify-single-word="false"/>
      <style:text-properties style:font-name="Times New Roman" fo:font-size="12pt" fo:language="fr" fo:country="FR" style:text-underline-style="solid" style:text-underline-width="auto" style:text-underline-color="font-color" officeooo:paragraph-rsid="00274b57" style:font-size-asian="12pt" style:font-size-complex="12pt"/>
    </style:style>
    <style:style style:name="P55" style:family="paragraph" style:parent-style-name="Anleitung_20_2">
      <style:text-properties fo:language="fr" fo:country="FR"/>
    </style:style>
    <style:style style:name="P56" style:family="paragraph" style:parent-style-name="Anleitung_20_2">
      <style:paragraph-properties fo:text-align="justify" style:justify-single-word="false"/>
      <style:text-properties fo:language="fr" fo:country="FR"/>
    </style:style>
    <style:style style:name="P57" style:family="paragraph" style:parent-style-name="Anleitung_20_2">
      <style:text-properties officeooo:paragraph-rsid="0028f0ba"/>
    </style:style>
    <style:style style:name="P58" style:family="paragraph" style:parent-style-name="Anleitung_20_3">
      <style:paragraph-properties fo:text-align="justify" style:justify-single-word="false"/>
      <style:text-properties fo:language="fr" fo:country="FR"/>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7cm" style:type="right" style:leader-style="dotted" style:leader-text="."/>
        </style:tab-stops>
      </style:paragraph-properties>
    </style:style>
    <style:style style:name="P62" style:family="paragraph" style:parent-style-name="Preformatted_20_Text" style:list-style-name="L10">
      <style:paragraph-properties fo:text-align="start" style:justify-single-word="false"/>
      <style:text-properties style:font-name="Times New Roman" fo:language="fr" fo:country="FR" officeooo:paragraph-rsid="002ad206"/>
    </style:style>
    <style:style style:name="P63" style:family="paragraph" style:parent-style-name="Preformatted_20_Text" style:list-style-name="L10">
      <style:paragraph-properties fo:text-align="start" style:justify-single-word="false"/>
      <style:text-properties style:font-name="Times New Roman" fo:font-size="12pt" fo:language="fr" fo:country="FR" officeooo:paragraph-rsid="002ad206" style:font-size-asian="12pt" style:font-size-complex="12pt"/>
    </style:style>
    <style:style style:name="P64" style:family="paragraph" style:parent-style-name="Preformatted_20_Text" style:list-style-name="L10">
      <style:paragraph-properties fo:text-align="start" style:justify-single-word="false"/>
      <style:text-properties style:font-name="Times New Roman" fo:font-size="12pt" fo:language="fr" fo:country="FR" style:text-underline-style="none" officeooo:paragraph-rsid="002ad206" style:font-size-asian="12pt" style:font-size-complex="12pt"/>
    </style:style>
    <style:style style:name="P65" style:family="paragraph" style:parent-style-name="Preformatted_20_Text" style:list-style-name="L11">
      <style:paragraph-properties fo:text-align="start" style:justify-single-word="false"/>
      <style:text-properties fo:color="#008000" officeooo:paragraph-rsid="0023b21d"/>
    </style:style>
    <style:style style:name="P66" style:family="paragraph" style:parent-style-name="Preformatted_20_Text" style:list-style-name="L11">
      <style:paragraph-properties fo:text-align="start" style:justify-single-word="false"/>
      <style:text-properties fo:color="#008000" style:text-underline-style="none" officeooo:rsid="0006ce2e" officeooo:paragraph-rsid="0023b21d"/>
    </style:style>
    <style:style style:name="P67" style:family="paragraph" style:parent-style-name="Standard" style:list-style-name="L3">
      <style:paragraph-properties fo:text-align="justify" style:justify-single-word="false"/>
      <style:text-properties fo:language="fr" fo:country="FR"/>
    </style:style>
    <style:style style:name="P68" style:family="paragraph" style:parent-style-name="Standard" style:list-style-name="L7">
      <style:paragraph-properties fo:text-align="justify" style:justify-single-word="false"/>
      <style:text-properties fo:language="fr" fo:country="FR" style:text-underline-style="none"/>
    </style:style>
    <style:style style:name="P69" style:family="paragraph" style:parent-style-name="Standard" style:list-style-name="L13">
      <style:paragraph-properties fo:text-align="start" style:justify-single-word="false"/>
      <style:text-properties fo:language="fr" fo:country="FR" style:text-underline-style="none" officeooo:rsid="0015a09b" officeooo:paragraph-rsid="0015a09b"/>
    </style:style>
    <style:style style:name="P70" style:family="paragraph" style:parent-style-name="Standard" style:list-style-name="L14">
      <style:paragraph-properties fo:text-align="start" style:justify-single-word="false"/>
      <style:text-properties fo:language="fr" fo:country="FR" style:text-underline-style="none" officeooo:rsid="001df788" officeooo:paragraph-rsid="002ad206"/>
    </style:style>
    <style:style style:name="P71" style:family="paragraph" style:parent-style-name="Standard" style:list-style-name="L18">
      <style:text-properties fo:language="fr" fo:country="FR" style:text-underline-style="none"/>
    </style:style>
    <style:style style:name="P72" style:family="paragraph" style:parent-style-name="Standard" style:list-style-name="L19">
      <style:text-properties fo:language="fr" fo:country="FR" style:text-underline-style="none"/>
    </style:style>
    <style:style style:name="P73" style:family="paragraph" style:parent-style-name="Standard">
      <style:text-properties fo:language="fr" fo:country="FR" style:text-underline-style="solid" style:text-underline-width="auto" style:text-underline-color="font-color"/>
    </style:style>
    <style:style style:name="P74" style:family="paragraph" style:parent-style-name="Standard" style:list-style-name="L13">
      <style:paragraph-properties fo:text-align="start" style:justify-single-word="false"/>
      <style:text-properties fo:language="fr" fo:country="FR" style:text-underline-style="solid" style:text-underline-width="auto" style:text-underline-color="font-color" officeooo:rsid="00015807" officeooo:paragraph-rsid="0015a09b"/>
    </style:style>
    <style:style style:name="P75" style:family="paragraph" style:parent-style-name="Standard" style:list-style-name="L14">
      <style:paragraph-properties fo:text-align="start" style:justify-single-word="false"/>
      <style:text-properties fo:language="fr" fo:country="FR" style:text-underline-style="solid" style:text-underline-width="auto" style:text-underline-color="font-color" officeooo:paragraph-rsid="002ad206"/>
    </style:style>
    <style:style style:name="P76" style:family="paragraph" style:parent-style-name="Standard" style:list-style-name="L15">
      <style:paragraph-properties fo:text-align="start" style:justify-single-word="false"/>
      <style:text-properties fo:language="fr" fo:country="FR" style:text-underline-style="solid" style:text-underline-width="auto" style:text-underline-color="font-color" officeooo:paragraph-rsid="001c2193"/>
    </style:style>
    <style:style style:name="P77" style:family="paragraph" style:parent-style-name="Standard">
      <style:paragraph-properties fo:text-align="start" style:justify-single-word="false"/>
      <style:text-properties fo:language="fr" fo:country="FR" style:text-underline-style="solid" style:text-underline-width="auto" style:text-underline-color="font-color" officeooo:paragraph-rsid="0029064b"/>
    </style:style>
    <style:style style:name="P78" style:family="paragraph" style:parent-style-name="Standard" style:list-style-name="L15">
      <style:paragraph-properties fo:text-align="start" style:justify-single-word="false"/>
      <style:text-properties fo:language="fr" fo:country="FR" style:text-underline-style="solid" style:text-underline-width="auto" style:text-underline-color="font-color" officeooo:rsid="001267e4" officeooo:paragraph-rsid="0017edba"/>
    </style:style>
    <style:style style:name="P79" style:family="paragraph" style:parent-style-name="Standard" style:list-style-name="L13">
      <style:paragraph-properties fo:text-align="start" style:justify-single-word="false"/>
      <style:text-properties fo:language="fr" fo:country="FR" officeooo:paragraph-rsid="001fb19a"/>
    </style:style>
    <style:style style:name="P80" style:family="paragraph" style:parent-style-name="Standard" style:list-style-name="L14">
      <style:paragraph-properties fo:text-align="start" style:justify-single-word="false"/>
      <style:text-properties fo:language="fr" fo:country="FR" officeooo:paragraph-rsid="001df788"/>
    </style:style>
    <style:style style:name="P81" style:family="paragraph" style:parent-style-name="Standard" style:list-style-name="L16">
      <style:text-properties fo:language="fr" fo:country="FR" officeooo:rsid="0014c9ea" officeooo:paragraph-rsid="0014c9ea"/>
    </style:style>
    <style:style style:name="P82" style:family="paragraph" style:parent-style-name="Standard" style:list-style-name="L20">
      <style:text-properties fo:language="fr" fo:country="FR"/>
    </style:style>
    <style:style style:name="P83" style:family="paragraph" style:parent-style-name="Standard" style:list-style-name="L7">
      <style:paragraph-properties fo:text-align="justify" style:justify-single-word="false"/>
    </style:style>
    <style:style style:name="P84" style:family="paragraph" style:parent-style-name="Standard" style:list-style-name="L7">
      <style:paragraph-properties fo:text-align="justify" style:justify-single-word="false"/>
      <style:text-properties style:text-underline-style="none"/>
    </style:style>
    <style:style style:name="P85" style:family="paragraph" style:parent-style-name="Standard" style:list-style-name="L8">
      <style:paragraph-properties fo:text-align="start" style:justify-single-word="false"/>
      <style:text-properties style:text-underline-style="none" officeooo:rsid="002deb97" officeooo:paragraph-rsid="002deb97"/>
    </style:style>
    <style:style style:name="P86" style:family="paragraph" style:parent-style-name="Standard" style:list-style-name="L8">
      <style:paragraph-properties fo:text-align="start" style:justify-single-word="false"/>
      <style:text-properties style:text-underline-style="none" officeooo:rsid="002deb97" officeooo:paragraph-rsid="002f3b9a"/>
    </style:style>
    <style:style style:name="P87" style:family="paragraph" style:parent-style-name="Standard" style:list-style-name="L8">
      <style:paragraph-properties fo:text-align="start" style:justify-single-word="false"/>
      <style:text-properties style:text-underline-style="none" officeooo:rsid="002f3b9a" officeooo:paragraph-rsid="002f3b9a"/>
    </style:style>
    <style:style style:name="P88" style:family="paragraph" style:parent-style-name="Standard" style:list-style-name="L9">
      <style:paragraph-properties fo:text-align="start" style:justify-single-word="false"/>
      <style:text-properties style:text-underline-style="none" officeooo:rsid="001eb2a7" officeooo:paragraph-rsid="0029064b"/>
    </style:style>
    <style:style style:name="P89" style:family="paragraph" style:parent-style-name="Standard" style:list-style-name="L11">
      <style:paragraph-properties fo:text-align="start" style:justify-single-word="false"/>
      <style:text-properties style:text-underline-style="none" officeooo:rsid="0006ce2e" officeooo:paragraph-rsid="0023b21d"/>
    </style:style>
    <style:style style:name="P90" style:family="paragraph" style:parent-style-name="Standard" style:list-style-name="L8">
      <style:paragraph-properties fo:text-align="start" style:justify-single-word="false"/>
      <style:text-properties style:text-underline-style="solid" style:text-underline-width="auto" style:text-underline-color="font-color" officeooo:rsid="002c0736" officeooo:paragraph-rsid="002c0736"/>
    </style:style>
    <style:style style:name="P91" style:family="paragraph" style:parent-style-name="Standard" style:list-style-name="L12">
      <style:paragraph-properties fo:text-align="start" style:justify-single-word="false"/>
      <style:text-properties style:text-underline-style="solid" style:text-underline-width="auto" style:text-underline-color="font-color" officeooo:rsid="00015807" officeooo:paragraph-rsid="00164bce"/>
    </style:style>
    <style:style style:name="P92" style:family="paragraph" style:parent-style-name="Standard" style:list-style-name="L8">
      <style:paragraph-properties fo:text-align="start" style:justify-single-word="false"/>
      <style:text-properties officeooo:paragraph-rsid="002f3b9a"/>
    </style:style>
    <style:style style:name="P93" style:family="paragraph" style:parent-style-name="Standard" style:list-style-name="L10">
      <style:paragraph-properties fo:text-align="start" style:justify-single-word="false"/>
      <style:text-properties officeooo:paragraph-rsid="002ad206"/>
    </style:style>
    <style:style style:name="P94" style:family="paragraph" style:parent-style-name="Standard" style:list-style-name="L11">
      <style:paragraph-properties fo:text-align="start" style:justify-single-word="false"/>
      <style:text-properties officeooo:paragraph-rsid="00164bce"/>
    </style:style>
    <style:style style:name="P95" style:family="paragraph" style:parent-style-name="Standard" style:list-style-name="L15">
      <style:paragraph-properties fo:text-align="start" style:justify-single-word="false"/>
      <style:text-properties officeooo:paragraph-rsid="001c2193"/>
    </style:style>
    <style:style style:name="P96" style:family="paragraph" style:parent-style-name="Standard" style:list-style-name="L10">
      <style:paragraph-properties fo:text-align="start" style:justify-single-word="false"/>
      <style:text-properties style:font-name="Times New Roman" fo:language="fr" fo:country="FR" officeooo:paragraph-rsid="002ad206"/>
    </style:style>
    <style:style style:name="P97" style:family="paragraph" style:parent-style-name="Standard" style:list-style-name="L16">
      <style:text-properties officeooo:rsid="0014c9ea" officeooo:paragraph-rsid="0014c9ea"/>
    </style:style>
    <style:style style:name="P98" style:family="paragraph" style:parent-style-name="Standard" style:list-style-name="L16">
      <style:text-properties style:font-name="TimesNewRomanPSMT" fo:font-size="12pt" fo:language="fr" fo:country="FR" style:text-underline-style="none" officeooo:rsid="0014c9ea" officeooo:paragraph-rsid="0014c9ea" style:font-size-asian="12pt" style:font-size-complex="12pt"/>
    </style:style>
    <style:style style:name="P99" style:family="paragraph" style:parent-style-name="Standard" style:list-style-name="L17">
      <style:paragraph-properties fo:text-align="start" style:justify-single-word="false"/>
      <style:text-properties fo:font-size="14pt" fo:language="fr" fo:country="FR" style:text-underline-style="none" style:font-size-asian="14pt" style:font-size-complex="14pt"/>
    </style:style>
    <style:style style:name="P100" style:family="paragraph" style:parent-style-name="Standard">
      <style:paragraph-properties fo:break-before="page"/>
    </style:style>
    <style:style style:name="P101" style:family="paragraph" style:parent-style-name="Text_20_body" style:list-style-name="L1">
      <style:paragraph-properties fo:margin-left="0cm" fo:margin-right="0cm" fo:text-align="start" style:justify-single-word="false" fo:text-indent="0cm" style:auto-text-indent="false"/>
    </style:style>
    <style:style style:name="P102" style:family="paragraph" style:parent-style-name="Text_20_body" style:list-style-name="L1">
      <style:paragraph-properties fo:margin-left="0cm" fo:margin-right="0cm" fo:text-align="start" style:justify-single-word="false" fo:text-indent="0cm" style:auto-text-indent="false"/>
      <style:text-properties style:font-name="Times New Roman" fo:language="fr" fo:country="FR"/>
    </style:style>
    <style:style style:name="P103" style:family="paragraph" style:parent-style-name="Text_20_body" style:list-style-name="L1">
      <style:paragraph-properties fo:margin-left="0cm" fo:margin-right="0cm" fo:text-align="justify" style:justify-single-word="false" fo:text-indent="0cm" style:auto-text-indent="false"/>
      <style:text-properties style:font-name="Times New Roman" fo:language="fr" fo:country="FR"/>
    </style:style>
    <style:style style:name="P104" style:family="paragraph" style:parent-style-name="Text_20_body" style:list-style-name="L2">
      <style:paragraph-properties fo:margin-left="0cm" fo:margin-right="0cm" fo:text-align="justify" style:justify-single-word="false" fo:text-indent="0cm" style:auto-text-indent="false"/>
      <style:text-properties fo:language="fr" fo:country="FR"/>
    </style:style>
    <style:style style:name="P105" style:family="paragraph" style:parent-style-name="Text_20_body" style:list-style-name="L4">
      <style:paragraph-properties fo:margin-left="0cm" fo:margin-right="0cm" fo:text-align="justify" style:justify-single-word="false" fo:text-indent="0cm" style:auto-text-indent="false"/>
      <style:text-properties fo:language="fr" fo:country="FR"/>
    </style:style>
    <style:style style:name="P106" style:family="paragraph" style:parent-style-name="Text_20_body" style:list-style-name="L5">
      <style:paragraph-properties fo:margin-left="0cm" fo:margin-right="0cm" fo:text-align="justify" style:justify-single-word="false" fo:text-indent="0cm" style:auto-text-indent="false"/>
      <style:text-properties fo:language="fr" fo:country="FR"/>
    </style:style>
    <style:style style:name="P107" style:family="paragraph" style:parent-style-name="Text_20_body" style:list-style-name="L6">
      <style:paragraph-properties fo:margin-left="0cm" fo:margin-right="0cm" fo:text-align="justify" style:justify-single-word="false" fo:text-indent="0cm" style:auto-text-indent="false"/>
      <style:text-properties fo:language="fr" fo:country="FR"/>
    </style:style>
    <style:style style:name="P108" style:family="paragraph" style:parent-style-name="Text_20_body" style:list-style-name="L4">
      <style:paragraph-properties fo:margin-left="0cm" fo:margin-right="0cm" fo:text-align="justify" style:justify-single-word="false" fo:text-indent="0cm" style:auto-text-indent="false"/>
      <style:text-properties officeooo:paragraph-rsid="002c0736"/>
    </style:style>
    <style:style style:name="T1" style:family="text">
      <style:text-properties style:text-underline-style="none"/>
    </style:style>
    <style:style style:name="T2" style:family="text">
      <style:text-properties style:text-underline-style="none" officeooo:rsid="000e8f45"/>
    </style:style>
    <style:style style:name="T3" style:family="text">
      <style:text-properties style:text-underline-style="none" officeooo:rsid="0017edba"/>
    </style:style>
    <style:style style:name="T4" style:family="text">
      <style:text-properties style:text-underline-style="none" officeooo:rsid="0019ba5e"/>
    </style:style>
    <style:style style:name="T5" style:family="text">
      <style:text-properties style:text-underline-style="none" officeooo:rsid="001ff3f6"/>
    </style:style>
    <style:style style:name="T6" style:family="text">
      <style:text-properties style:text-underline-style="none" officeooo:rsid="00015807"/>
    </style:style>
    <style:style style:name="T7" style:family="text">
      <style:text-properties style:text-underline-style="none" officeooo:rsid="0015a09b"/>
    </style:style>
    <style:style style:name="T8" style:family="text">
      <style:text-properties style:text-underline-style="none" officeooo:rsid="001fb19a"/>
    </style:style>
    <style:style style:name="T9" style:family="text">
      <style:text-properties style:text-underline-style="none" officeooo:rsid="0006ce2e"/>
    </style:style>
    <style:style style:name="T10" style:family="text">
      <style:text-properties style:text-underline-style="none" officeooo:rsid="002deb97"/>
    </style:style>
    <style:style style:name="T11" style:family="text">
      <style:text-properties style:text-underline-style="none" officeooo:rsid="002f3b9a"/>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14" style:family="text">
      <style:text-properties fo:font-size="16pt" style:font-size-asian="16pt" style:font-size-complex="16pt"/>
    </style:style>
    <style:style style:name="T15" style:family="text">
      <style:text-properties fo:font-size="16pt" officeooo:rsid="0025f1bf" style:font-size-asian="16pt" style:font-size-complex="16pt"/>
    </style:style>
    <style:style style:name="T16" style:family="text">
      <style:text-properties fo:font-size="16pt" officeooo:rsid="00274b57" style:font-size-asian="16pt" style:font-size-complex="16pt"/>
    </style:style>
    <style:style style:name="T17" style:family="text">
      <style:text-properties fo:font-size="16pt" officeooo:rsid="0029064b" style:font-size-asian="16pt" style:font-size-complex="16pt"/>
    </style:style>
    <style:style style:name="T18" style:family="text">
      <style:text-properties fo:font-size="16pt" officeooo:rsid="0030e4e5" style:font-size-asian="16pt" style:font-size-complex="16pt"/>
    </style:style>
    <style:style style:name="T19" style:family="text">
      <style:text-properties fo:font-weight="bold"/>
    </style:style>
    <style:style style:name="T20" style:family="text">
      <style:text-properties fo:font-size="12pt" fo:language="fr" fo:country="FR" style:text-underline-style="none" style:font-size-asian="12pt" style:font-size-complex="12pt"/>
    </style:style>
    <style:style style:name="T21" style:family="text">
      <style:text-properties fo:font-size="12pt" style:font-size-asian="12pt" style:font-size-complex="12pt"/>
    </style:style>
    <style:style style:name="T22" style:family="text">
      <style:text-properties fo:font-size="12pt" officeooo:rsid="0025b013" style:font-size-asian="12pt" style:font-size-complex="12pt"/>
    </style:style>
    <style:style style:name="T23" style:family="text">
      <style:text-properties fo:font-size="12pt" style:text-underline-style="none" style:font-size-asian="12pt" style:font-size-complex="12pt"/>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1267e4"/>
    </style:style>
    <style:style style:name="T26" style:family="text">
      <style:text-properties style:text-underline-style="solid" style:text-underline-width="auto" style:text-underline-color="font-color" officeooo:rsid="0017edba"/>
    </style:style>
    <style:style style:name="T27" style:family="text">
      <style:text-properties style:text-underline-style="solid" style:text-underline-width="auto" style:text-underline-color="font-color" officeooo:rsid="0014eb05"/>
    </style:style>
    <style:style style:name="T28" style:family="text">
      <style:text-properties style:text-underline-style="solid" style:text-underline-width="auto" style:text-underline-color="font-color" officeooo:rsid="0015a09b"/>
    </style:style>
    <style:style style:name="T29" style:family="text">
      <style:text-properties style:text-underline-style="solid" style:text-underline-width="auto" style:text-underline-color="font-color" officeooo:rsid="001df788"/>
    </style:style>
    <style:style style:name="T30" style:family="text">
      <style:text-properties style:text-underline-style="solid" style:text-underline-width="auto" style:text-underline-color="font-color" officeooo:rsid="00015807"/>
    </style:style>
    <style:style style:name="T31" style:family="text">
      <style:text-properties style:text-underline-style="solid" style:text-underline-width="auto" style:text-underline-color="font-color" officeooo:rsid="001ff3f6"/>
    </style:style>
    <style:style style:name="T32" style:family="text">
      <style:text-properties style:text-underline-style="solid" style:text-underline-width="auto" style:text-underline-color="font-color" officeooo:rsid="0025f1bf"/>
    </style:style>
    <style:style style:name="T33" style:family="text">
      <style:text-properties fo:font-size="32pt" style:font-size-asian="32pt" style:font-size-complex="32pt"/>
    </style:style>
    <style:style style:name="T34" style:family="text">
      <style:text-properties fo:font-size="32pt" officeooo:rsid="001a4c94" style:font-size-asian="32pt" style:font-size-complex="32pt"/>
    </style:style>
    <style:style style:name="T35" style:family="text">
      <style:text-properties fo:font-size="32pt" officeooo:rsid="00274b57" style:font-size-asian="32pt" style:font-size-complex="32pt"/>
    </style:style>
    <style:style style:name="T36" style:family="text">
      <style:text-properties fo:font-size="32pt" officeooo:rsid="0030e4e5" style:font-size-asian="32pt" style:font-size-complex="32pt"/>
    </style:style>
    <style:style style:name="T37" style:family="text">
      <style:text-properties fo:language="fr" fo:country="FR"/>
    </style:style>
    <style:style style:name="T38" style:family="text">
      <style:text-properties fo:language="fr" fo:country="FR" style:text-underline-style="none"/>
    </style:style>
    <style:style style:name="T39" style:family="text">
      <style:text-properties fo:language="fr" fo:country="FR" style:text-underline-style="none" officeooo:rsid="0014c9ea"/>
    </style:style>
    <style:style style:name="T40" style:family="text">
      <style:text-properties fo:language="fr" fo:country="FR" style:text-underline-style="none" officeooo:rsid="000e69ee"/>
    </style:style>
    <style:style style:name="T41" style:family="text">
      <style:text-properties fo:language="fr" fo:country="FR" style:text-underline-style="none" officeooo:rsid="001c1758"/>
    </style:style>
    <style:style style:name="T42" style:family="text">
      <style:text-properties fo:language="fr" fo:country="FR" style:text-underline-style="none" officeooo:rsid="001c2193"/>
    </style:style>
    <style:style style:name="T43" style:family="text">
      <style:text-properties fo:language="fr" fo:country="FR" style:text-underline-style="none" officeooo:rsid="001267e4"/>
    </style:style>
    <style:style style:name="T44" style:family="text">
      <style:text-properties fo:language="fr" fo:country="FR" style:text-underline-style="none" officeooo:rsid="002deb97"/>
    </style:style>
    <style:style style:name="T45" style:family="text">
      <style:text-properties fo:language="fr" fo:country="FR" style:text-underline-style="solid" style:text-underline-width="auto" style:text-underline-color="font-color"/>
    </style:style>
    <style:style style:name="T46" style:family="text">
      <style:text-properties fo:language="fr" fo:country="FR" style:text-underline-style="solid" style:text-underline-width="auto" style:text-underline-color="font-color" officeooo:rsid="0024913c"/>
    </style:style>
    <style:style style:name="T47" style:family="text">
      <style:text-properties fo:language="fr" fo:country="FR" fo:font-style="italic" style:text-underline-style="none" style:font-style-asian="italic" style:font-style-complex="italic"/>
    </style:style>
    <style:style style:name="T48" style:family="text">
      <style:text-properties fo:language="fr" fo:country="FR" fo:font-style="italic" style:text-underline-style="solid" style:text-underline-width="auto" style:text-underline-color="font-color" style:font-style-asian="italic" style:font-style-complex="italic"/>
    </style:style>
    <style:style style:name="T49" style:family="text">
      <style:text-properties fo:language="fr" fo:country="FR" officeooo:rsid="00340175"/>
    </style:style>
    <style:style style:name="T50" style:family="text">
      <style:text-properties fo:language="fr" fo:country="FR" officeooo:rsid="0028f0ba"/>
    </style:style>
    <style:style style:name="T51" style:family="text">
      <style:text-properties fo:language="fr" fo:country="FR" officeooo:rsid="002c0736"/>
    </style:style>
    <style:style style:name="T52" style:family="text">
      <style:text-properties fo:font-size="14pt" style:font-size-asian="14pt" style:font-size-complex="14pt"/>
    </style:style>
    <style:style style:name="T53" style:family="text">
      <style:text-properties fo:font-size="14pt" style:text-underline-style="none" style:font-size-asian="14pt" style:font-size-complex="14pt"/>
    </style:style>
    <style:style style:name="T54" style:family="text">
      <style:text-properties fo:font-size="10pt" fo:language="fr" fo:country="FR" officeooo:rsid="000e69ee" style:font-size-asian="10pt" style:font-size-complex="10pt"/>
    </style:style>
    <style:style style:name="T55" style:family="text">
      <style:text-properties officeooo:rsid="0014c9ea"/>
    </style:style>
    <style:style style:name="T56" style:family="text">
      <style:text-properties officeooo:rsid="001a4c94"/>
    </style:style>
    <style:style style:name="T57" style:family="text">
      <style:text-properties officeooo:rsid="00015807"/>
    </style:style>
    <style:style style:name="T58" style:family="text">
      <style:text-properties officeooo:rsid="001fb19a"/>
    </style:style>
    <style:style style:name="T59" style:family="text">
      <style:text-properties officeooo:rsid="0020a434"/>
    </style:style>
    <style:style style:name="T60" style:family="text">
      <style:text-properties officeooo:rsid="0021ba56"/>
    </style:style>
    <style:style style:name="T61" style:family="text">
      <style:text-properties fo:color="#000000"/>
    </style:style>
    <style:style style:name="T62" style:family="text">
      <style:text-properties fo:color="#000000" style:font-name="Liberation Serif" fo:font-size="12pt" style:font-size-asian="12pt" style:font-size-complex="12pt"/>
    </style:style>
    <style:style style:name="T63" style:family="text">
      <style:text-properties fo:color="#000000" style:font-name="Liberation Serif" fo:font-size="12pt" officeooo:rsid="00220e08" style:font-size-asian="12pt" style:font-size-complex="12pt"/>
    </style:style>
    <style:style style:name="T64" style:family="text">
      <style:text-properties fo:color="#000000" style:font-name="Liberation Serif" fo:font-size="12pt" officeooo:rsid="0023b21d" style:font-size-asian="12pt" style:font-size-complex="12pt"/>
    </style:style>
    <style:style style:name="T65" style:family="text">
      <style:text-properties fo:color="#000000" officeooo:rsid="00220e08"/>
    </style:style>
    <style:style style:name="T66" style:family="text">
      <style:text-properties officeooo:rsid="0023b21d"/>
    </style:style>
    <style:style style:name="T67" style:family="text">
      <style:text-properties officeooo:rsid="00220e08"/>
    </style:style>
    <style:style style:name="T68" style:family="text">
      <style:text-properties officeooo:rsid="0025f1bf"/>
    </style:style>
    <style:style style:name="T69" style:family="text">
      <style:text-properties officeooo:rsid="0014eb05"/>
    </style:style>
    <style:style style:name="T70" style:family="text">
      <style:text-properties officeooo:rsid="00274b57"/>
    </style:style>
    <style:style style:name="T71" style:family="text">
      <style:text-properties style:font-name="Times New Roman" fo:font-size="12pt" fo:language="fr" fo:country="FR" style:text-underline-style="none" style:font-size-asian="12pt" style:font-size-complex="12pt"/>
    </style:style>
    <style:style style:name="T72" style:family="text">
      <style:text-properties style:font-name="Times New Roman" fo:font-size="12pt" fo:language="fr" fo:country="FR" officeooo:rsid="002ae872" style:font-size-asian="12pt" style:font-size-complex="12pt"/>
    </style:style>
    <style:style style:name="T73" style:family="text">
      <style:text-properties style:font-name="Times New Roman" fo:font-size="12pt" fo:language="fr" fo:country="FR" officeooo:rsid="00274b57" style:font-size-asian="12pt" style:font-size-complex="12pt"/>
    </style:style>
    <style:style style:name="T74" style:family="text">
      <style:text-properties style:font-name="Times New Roman" fo:language="fr" fo:country="FR"/>
    </style:style>
    <style:style style:name="T75" style:family="text">
      <style:text-properties officeooo:rsid="002ae872"/>
    </style:style>
    <style:style style:name="T76" style:family="text">
      <style:text-properties officeooo:rsid="00350b11"/>
    </style:style>
    <style:style style:name="T77" style:family="text">
      <style:text-properties officeooo:rsid="002e7d89"/>
    </style:style>
    <style:style style:name="T78" style:family="text">
      <style:text-properties officeooo:rsid="0028f0ba"/>
    </style:style>
    <style:style style:name="T79" style:family="text">
      <style:text-properties officeooo:rsid="0029064b"/>
    </style:style>
    <style:style style:name="T80" style:family="text">
      <style:text-properties officeooo:rsid="001834ae"/>
    </style:style>
    <style:style style:name="T81" style:family="text">
      <style:text-properties officeooo:rsid="001eb2a7"/>
    </style:style>
    <style:style style:name="T82" style:family="text">
      <style:text-properties officeooo:rsid="001ae5f1"/>
    </style:style>
    <style:style style:name="T83" style:family="text">
      <style:text-properties officeooo:rsid="0011cbe6"/>
    </style:style>
    <style:style style:name="T84" style:family="text">
      <style:text-properties officeooo:rsid="002c0736"/>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33">DYJTrack </text:span><text:span text:style-name="T34">2.0</text:span><text:span text:style-name="T36">9</text:span><text:tab/><text:tab/><text:tab/><text:tab/><text:tab/><text:tab/><text:tab/><text:span text:style-name="T15">1</text:span><text:span text:style-name="T14">.</text:span><text:span text:style-name="T18">5</text:span><text:span text:style-name="T14">.</text:span><text:span text:style-name="T18">20</text:span> </text:p>
      <text:table-of-content text:style-name="Sect1" text:protected="true" text:name="Inhaltsverzeichnis1">
        <text:table-of-content-source text:outline-level="10">
          <text:index-title-template text:style-name="Contents_20_Heading">Table des matières</text:index-title-template>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Inhaltsverzeichnis1_Head">
            <text:p text:style-name="Contents_20_Heading">Table des matières</text:p>
          </text:index-title>
          <text:p text:style-name="P44">1 <text:s/><text:a xlink:type="simple" xlink:href="#__RefHeading__4746_1784923760" text:style-name="Internet_20_link" text:visited-style-name="Internet_20_link">Préface</text:a><text:tab/>2</text:p>
          <text:p text:style-name="P45">1.1 <text:s/><text:a xlink:type="simple" xlink:href="#__RefHeading__1943_740445018" text:style-name="Internet_20_link" text:visited-style-name="Internet_20_link">Préface du version 1.06</text:a><text:tab/>2</text:p>
          <text:p text:style-name="P45">1.2 <text:s/><text:a xlink:type="simple" xlink:href="#__RefHeading__760_1560351517" text:style-name="Internet_20_link" text:visited-style-name="Internet_20_link">Préface du version 2.00ß</text:a><text:tab/>2</text:p>
          <text:p text:style-name="P45">1.3 <text:s/><text:a xlink:type="simple" xlink:href="#__RefHeading__784_1174293568" text:style-name="Internet_20_link" text:visited-style-name="Internet_20_link">Préface du version 2.01</text:a><text:tab/>2</text:p>
          <text:p text:style-name="P45">1.4 <text:s/><text:a xlink:type="simple" xlink:href="#__RefHeading___Toc1427_756705955" text:style-name="Internet_20_link" text:visited-style-name="Internet_20_link">Préface du version 2.08</text:a><text:tab/>2</text:p>
          <text:p text:style-name="P44">2 <text:s/><text:a xlink:type="simple" xlink:href="#__RefHeading__4748_1784923760" text:style-name="Internet_20_link" text:visited-style-name="Internet_20_link">Installation</text:a><text:tab/>3</text:p>
          <text:p text:style-name="P44">3 <text:s/><text:a xlink:type="simple" xlink:href="#__RefHeading__4750_1784923760" text:style-name="Internet_20_link" text:visited-style-name="Internet_20_link">Utilisation:</text:a><text:tab/>3</text:p>
          <text:p text:style-name="P45">3.1 <text:s/><text:a xlink:type="simple" xlink:href="#__RefHeading__2196_1287805410" text:style-name="Internet_20_link" text:visited-style-name="Internet_20_link">Projets</text:a><text:tab/>3</text:p>
          <text:p text:style-name="P45">3.2 <text:s/><text:a xlink:type="simple" xlink:href="#__RefHeading__4752_1784923760" text:style-name="Internet_20_link" text:visited-style-name="Internet_20_link">Langue (dans le menu Édition/Paramètres)</text:a><text:tab/>3</text:p>
          <text:p text:style-name="P45">3.3 <text:s/><text:a xlink:type="simple" xlink:href="#__RefHeading__4754_1784923760" text:style-name="Internet_20_link" text:visited-style-name="Internet_20_link">Sources (GPX-Files)</text:a><text:tab/>3</text:p>
          <text:p text:style-name="P45">3.4 <text:s/><text:a xlink:type="simple" xlink:href="#__RefHeading__1135_1822180794" text:style-name="Internet_20_link" text:visited-style-name="Internet_20_link">Sources (Voles)</text:a><text:tab/>4</text:p>
          <text:p text:style-name="P45">3.5 <text:s/><text:a xlink:type="simple" xlink:href="#__RefHeading__4756_1784923760" text:style-name="Internet_20_link" text:visited-style-name="Internet_20_link">Zone des cartes</text:a><text:tab/>4</text:p>
          <text:p text:style-name="P45">3.6 <text:s/><text:a xlink:type="simple" xlink:href="#__RefHeading__4758_1784923760" text:style-name="Internet_20_link" text:visited-style-name="Internet_20_link">Édition/crée html</text:a><text:tab/>4</text:p>
          <text:p text:style-name="P45">3.7 <text:s/><text:a xlink:type="simple" xlink:href="#__RefHeading__4760_1784923760" text:style-name="Internet_20_link" text:visited-style-name="Internet_20_link">Édition/Image</text:a><text:tab/>5</text:p>
          <text:p text:style-name="P45">3.8 <text:s/><text:a xlink:type="simple" xlink:href="#__RefHeading__4762_1784923760" text:style-name="Internet_20_link" text:visited-style-name="Internet_20_link">Édition/Film</text:a><text:tab/>6</text:p>
          <text:p text:style-name="P45">3.9 <text:s/><text:a xlink:type="simple" xlink:href="#__RefHeading__4764_1784923760" text:style-name="Internet_20_link" text:visited-style-name="Internet_20_link">Paramètres (menu: Édition)</text:a><text:tab/>6</text:p>
          <text:p text:style-name="P43">3.9.a ) <text:a xlink:type="simple" xlink:href="#__RefHeading__4766_1784923760" text:style-name="Internet_20_link" text:visited-style-name="Internet_20_link">source des cartes</text:a><text:tab/>7</text:p>
          <text:p text:style-name="P45">3.10 <text:s/><text:a xlink:type="simple" xlink:href="#__RefHeading__1007_155230449" text:style-name="Internet_20_link" text:visited-style-name="Internet_20_link">Fichier / Charger projet</text:a><text:tab/>7</text:p>
          <text:p text:style-name="P45">3.11 <text:s/><text:a xlink:type="simple" xlink:href="#__RefHeading__1137_1822180794" text:style-name="Internet_20_link" text:visited-style-name="Internet_20_link">Fichier / Ajouter projet</text:a><text:tab/>8</text:p>
          <text:p text:style-name="P45">3.12 <text:s/><text:a xlink:type="simple" xlink:href="#__RefHeading__1009_155230449" text:style-name="Internet_20_link" text:visited-style-name="Internet_20_link">Fichier / Enregistrer projet</text:a><text:tab/>8</text:p>
          <text:p text:style-name="P45">3.13 <text:s/><text:a xlink:type="simple" xlink:href="#__RefHeading__1139_1822180794" text:style-name="Internet_20_link" text:visited-style-name="Internet_20_link">Fichier / Enregistrer projet sous</text:a><text:tab/>8</text:p>
          <text:p text:style-name="P45">3.14 <text:s/><text:a xlink:type="simple" xlink:href="#__RefHeading__1011_155230449" text:style-name="Internet_20_link" text:visited-style-name="Internet_20_link">Fichier / Exporter projet</text:a><text:tab/>8</text:p>
          <text:p text:style-name="P44">4 <text:s/><text:a xlink:type="simple" xlink:href="#__RefHeading__4768_1784923760" text:style-name="Internet_20_link" text:visited-style-name="Internet_20_link">Aspect juridique et source:</text:a><text:tab/>8</text:p>
          <text:p text:style-name="P45">4.1 <text:s/><text:a xlink:type="simple" xlink:href="#__RefHeading___Toc3781_366961354" text:style-name="Internet_20_link" text:visited-style-name="Internet_20_link">licence</text:a><text:tab/>8</text:p>
          <text:p text:style-name="P45">4.2 <text:s/><text:a xlink:type="simple" xlink:href="#__RefHeading___Toc3783_366961354" text:style-name="Internet_20_link" text:visited-style-name="Internet_20_link">source</text:a><text:tab/>8</text:p>
          <text:p text:style-name="P43">4.2.a ) <text:a xlink:type="simple" xlink:href="#__RefHeading___Toc6679_2461276693" text:style-name="Internet_20_link" text:visited-style-name="Internet_20_link">Nomenclature des branches/comits</text:a><text:tab/>8</text:p>
          <text:p text:style-name="P44">5 <text:s/><text:a xlink:type="simple" xlink:href="#__RefHeading___Toc3713_16739099" text:style-name="Internet_20_link" text:visited-style-name="Internet_20_link">Histoire depuis version 2.00</text:a><text:tab/>9</text:p>
          <text:p text:style-name="P44">6 <text:s/><text:a xlink:type="simple" xlink:href="#__RefHeading__3937_1626246058" text:style-name="Internet_20_link" text:visited-style-name="Internet_20_link">Erreurs connus et perspective</text:a><text:tab/>10</text:p>
        </text:index-body>
      </text:table-of-content>
      <text:p text:style-name="P24"><text:bookmark-start text:name="__RefHeading__1005_155230449"/><text:bookmark-end text:name="__RefHeading__1005_155230449"/></text:p>
      <text:h text:style-name="P46" text:outline-level="1"/>
      <text:list xml:id="list2156136559" text:style-name="Outline">
        <text:list-item>
          <text:h text:style-name="P50" text:outline-level="1"><text:bookmark-start text:name="__RefHeading__4746_1784923760"/><text:span text:style-name="T13">Préface</text:span> <text:bookmark-end text:name="__RefHeading__4746_1784923760"/></text:h>
        </text:list-item>
      </text:list>
      <text:p text:style-name="P38">Le programme crée des cartes avec des itinéraires dessiné dessus. A partir de la version 1.03 on peut aussi produire des cartes comme images sans itinéraires. Les routes doivent être présents sous forme de fichiers GPX. Vous pouvez laisser le programme faire tout automatiquement, mais si vous préférer vous pouvez changer beaucoup <text:s/>manuellement. Il détermine automatiquement la zone de la carte nécessaire pour afficher toutes les itinéraires, il charge les cartes brutes d'un des serveur OSM et créé les cartes. Il y a trois formats de sortie: </text:p>
      <text:list xml:id="list2528646045" text:style-name="L1">
        <text:list-item>
          <text:p text:style-name="P101"><text:span text:style-name="T74"><text:s/>html: En fait, c'est juste une méthode de saisie confortable mais limité de «  OSM SlippyMap Generator »: <text:line-break/> &lt;</text:span><text:a xlink:type="simple" xlink:href="http://www.osmtools.de/easymap/index.php?lang=de&amp;page=editor" text:style-name="Internet_20_link" text:visited-style-name="Visited_20_Internet_20_Link"><text:span text:style-name="T74">http://www.osmtools.de/easymap/index.php?lang=en&amp;page=editor</text:span></text:a><text:span text:style-name="T74">&gt;</text:span></text:p>
        </text:list-item>
        <text:list-item>
          <text:p text:style-name="P102">Image: en fait la méthode de sortie la plus triviale, une image pixel avec les itinéraires </text:p>
        </text:list-item>
        <text:list-item>
          <text:p text:style-name="P103">Film: La raison pour laquelle j´avais écrit ce programme. Il crée un film qui d´abord fait un zoom de la zone de vue d´ensemble <text:s/>a la zone normale et après dessine l´itinéraires de fur et a mesure. </text:p>
        </text:list-item>
      </text:list>
      <text:p text:style-name="P38">Pas tous les paramètres sont requis pour tous les formats, mais l'avantage d'intégrer le tout dans une surface est que par exemple la version html – est aussi utile comme <text:s/>une aperçu, ou en peut déactiver les itinéraires un par un. Y a t´il un problème dans le film avec un des fichiers GPX en peut ainsi trouver facilement le fichier responsable.</text:p>
      <text:list xml:id="list30855695917719" text:continue-list="list2156136559" text:style-name="Outline">
        <text:list-item>
          <text:list>
            <text:list-item>
              <text:h text:style-name="P52" text:outline-level="2"><text:bookmark-start text:name="__RefHeading__1943_740445018"/>Préface du version 1.06<text:bookmark-end text:name="__RefHeading__1943_740445018"/></text:h>
            </text:list-item>
          </text:list>
        </text:list-item>
      </text:list>
      <text:p text:style-name="P39">Ce Programme a était écrit originalement avec Visual C++ 6 sous Windows XP. Après changer a <text:s text:c="2"/>Windows 8.1 j'ai réalisait qu'il ni ce programme ni Visual C était compatible avec celui. Alors j'ai transformait ce programme utilisant une <text:s/>version de test de Visual Studio 2013. Comme je doit faire ceci avec tous mes programmes, il est bien possible que j'ai méconnu des erreurs, alors ci vous trouver des erreurs, contacter moi.</text:p>
      <text:list xml:id="list30856607842009" text:continue-numbering="true" text:style-name="Outline">
        <text:list-item>
          <text:list>
            <text:list-item>
              <text:h text:style-name="P53" text:outline-level="2"><text:bookmark-start text:name="__RefHeading__760_1560351517"/><text:bookmark-start text:name="__DdeLink__775_1174293568"/>Préface du version 2.00<text:bookmark-end text:name="__DdeLink__775_1174293568"/>ß<text:bookmark-end text:name="__RefHeading__760_1560351517"/></text:h>
            </text:list-item>
          </text:list>
        </text:list-item>
      </text:list>
      <text:p text:style-name="P39">Encore une fois j'ai changer les logicielles<text:span text:style-name="T52"> </text:span>de programmation. Maintenant j'utilise QT-Creator Alors les changement interne sont très grand et donc aussi la chance des erreurs. Autrement c'est comme avec la version 1.06. En cas que vous trouver des erreurs écrivez moi et si une correction dure trop long essayez la 1.09 ou même la 1.05.</text:p>
      <text:list xml:id="list30854929127253" text:continue-numbering="true" text:style-name="Outline">
        <text:list-item>
          <text:list>
            <text:list-item>
              <text:h text:style-name="P53" text:outline-level="2"><text:bookmark-start text:name="__RefHeading__784_1174293568"/>Préface du version 2.01<text:bookmark-end text:name="__RefHeading__784_1174293568"/></text:h>
            </text:list-item>
          </text:list>
        </text:list-item>
      </text:list>
      <text:p text:style-name="P31"><text:bookmark-start text:name="__DdeLink__778_1174293568"/><text:span text:style-name="T1">Pendant de produire des film j'ai corrigé plusieurs erreurs.</text:span><text:bookmark-end text:name="__DdeLink__778_1174293568"/><text:span text:style-name="T1"> Et je pence que le ß n'est plus nécessaire.</text:span></text:p>
      <text:list xml:id="list30856360065766" text:continue-numbering="true" text:style-name="Outline">
        <text:list-item>
          <text:list>
            <text:list-item>
              <text:h text:style-name="P54" text:outline-level="2"><text:bookmark-start text:name="__RefHeading___Toc1427_756705955"/>Préface du version <text:span text:style-name="T70">2</text:span>.0<text:span text:style-name="T75">8</text:span><text:bookmark-end text:name="__RefHeading___Toc1427_756705955"/></text:h>
            </text:list-item>
          </text:list>
        </text:list-item>
      </text:list>
      <text:p text:style-name="P32"/>
      <text:p text:style-name="P8"><text:span text:style-name="T72">Internement, beaucoup de choses etait changer. J'ai réalisé une mise à jour de QT et publie maintenant une version 32 bits et une version 64 bits. Étrangement, le compilateur MinGW pour la version actuel de QT : 5.12, est uniquement disponible dans la version 64 bits, mais pour 5.11 uniquement dans la version 32 bits. Donc, les deux versions ont des QT-Libs différentes, mais cela n'a pas d'importance. Puisqu'il y a maintenant un autre collègue, Jan Kovis </text:span><text:span text:style-name="T73">qui s’aucupe de Taho</text:span><text:span text:style-name="T72">, le code source </text:span><text:span text:style-name="T73">des deux programmes</text:span><text:span text:style-name="T72"> sera maintenant distribué via </text:span><text:a xlink:type="simple" xlink:href="https://github.com/DimitriJunker/DYJOSM" text:style-name="Internet_20_link" text:visited-style-name="Visited_20_Internet_20_Link"><text:span text:style-name="T72">Github</text:span></text:a><text:span text:style-name="T72">.</text:span></text:p>
      <text:p text:style-name="P30"/>
      <text:list xml:id="list30855604885252" text:continue-numbering="true" text:style-name="Outline">
        <text:list-item>
          <text:h text:style-name="P47" text:outline-level="1"><text:bookmark-start text:name="__RefHeading__4748_1784923760"/><text:soft-page-break/>Installation<text:bookmark-end text:name="__RefHeading__4748_1784923760"/></text:h>
        </text:list-item>
      </text:list>
      <text:p text:style-name="P28"/>
      <text:p text:style-name="P29">Le programme d'installation devrai faire tous qui est nécessaire. Selon le package sélectionné, une version 32 ou 64 bits sera installée. Si vous passez de l’un à l’autre, vous devrez au besoin désinstaller l’ancien à la main.</text:p>
      <text:list xml:id="list30855454314206" text:continue-numbering="true" text:style-name="Outline">
        <text:list-item>
          <text:h text:style-name="P47" text:outline-level="1"><text:bookmark-start text:name="__RefHeading__4750_1784923760"/><text:span text:style-name="T12">Utilisation</text:span>:<text:bookmark-end text:name="__RefHeading__4750_1784923760"/></text:h>
          <text:list>
            <text:list-item>
              <text:h text:style-name="P51" text:outline-level="2"><text:bookmark-start text:name="__RefHeading__2196_1287805410"/>Projets<text:bookmark-end text:name="__RefHeading__2196_1287805410"/></text:h>
            </text:list-item>
          </text:list>
        </text:list-item>
      </text:list>
      <text:p text:style-name="P27">Tous les paramétré que vous pouvez entrer dans ce programmes peuvent être sauver/charger comme « projets ». Un projet n'est jamais sauver automatiquement, mais au commencement du programme, un projet default est charger. Celui ci a le nom default.dyt. Il est chercher premièrement dans le répertoire « Mes Document » et la dans le sous-répertoire \DYJ\OSM. Si il n'existe pas il est chercher encore dans le répertoire du programme. Le projet actuelle es affiché dans le titre du fenêtre. Alors si vous ne sauver riens volontairement tous les paramétré entrée serons perdu a la fin du programme.</text:p>
      <text:list xml:id="list30855742948988" text:continue-numbering="true" text:style-name="Outline">
        <text:list-item>
          <text:list>
            <text:list-item>
              <text:h text:style-name="P55" text:outline-level="2"><text:bookmark-start text:name="__RefHeading__4752_1784923760"/>Langue (dans le menu Édition/Paramètres)<text:bookmark-end text:name="__RefHeading__4752_1784923760"/></text:h>
            </text:list-item>
          </text:list>
        </text:list-item>
      </text:list>
      <text:p text:style-name="P11">Pour changer la langue allez dans le menu: Édition/Paramètre</text:p>
      <text:p text:style-name="P1"><text:span text:style-name="T38">Pour le moment DYJTrack existe en français, anglais et allemand. Depuis la Version 2 DYJTrack utilise les outilles QT. Si vous voulez corriger des traduction français ou anglais ou ajouter une autre langue, lisez la </text:span><text:a xlink:type="simple" xlink:href="http://qt-project.org/doc/qt-5/linguist-translators.html" text:style-name="Internet_20_link" text:visited-style-name="Visited_20_Internet_20_Link"><text:span text:style-name="T45">documentation</text:span></text:a><text:span text:style-name="T38"> en anglais Les fichier ts nécessaires se trouvent dans le paquet source. Il contient  pour le moment : DYJTrack_en.ts,DYJTrack_fr.ts et DYJTrack_xx.ts. Les deux premières contiennent les traduction français et anglais et la dernière seulement l'original allemand. Alors pour ajouter renommez le dernier par exemple en taho_es pour espagnol et remplir les traduction. Il y a deux chose spécial, « de » doit être traduit par l’abréviation de la langage de destination, alors par exemple « es » pour espagnol. Ceci doit être égal a l’abréviation dans le nom du fichier. </text:span><text:bookmark-start text:name="__DdeLink__1913_831655306"/><text:span text:style-name="T38">« liesmich.pdf » doit etre traduit par le nom du fichier d'aide (ce fichier-ci).</text:span><text:bookmark-end text:name="__DdeLink__1913_831655306"/></text:p>
      <text:list xml:id="list30856148503314" text:continue-numbering="true" text:style-name="Outline">
        <text:list-item>
          <text:list>
            <text:list-item>
              <text:h text:style-name="P55" text:outline-level="2"><text:bookmark-start text:name="__RefHeading__4754_1784923760"/>Sources (GPX-Files) <text:bookmark-end text:name="__RefHeading__4754_1784923760"/></text:h>
            </text:list-item>
          </text:list>
        </text:list-item>
      </text:list>
      <text:p text:style-name="P34">avec « Ajouter GPX » vous pouvez ajouter un ou plusieurs fichiers GPX.. Ils sont affichés avec date, heure, nom et triés essentiellement chronologique. Comme les fichiers GPX contiennent l'heure en UTC (Greenwich) en peut définir le fuseau horaire. Il ne s'agit que d´améliorer la clarté de la liste comme le temps n´apparaît pas sûr les cartes. </text:p>
      <text:p text:style-name="P35">De plus, vous pouvez sélecter la couleur des trajectoires séparément pour les trajectoires « normal » et voles. Vous pouvez supprimer un ou tous les fichiers de la liste avec « effacer » ou « effacer tous » <text:span text:style-name="T56">ou par &lt;Suppr&gt; / &lt;Shift&gt;&lt;Suppr&gt;</text:span>. Avec  »Changer » on peut modifier les paramètres individuellement pour chaque fichier/<text:span text:style-name="T56">vol</text:span>. Donc, sélectionnez un fichier et cliquez sur «Changer»<text:span text:style-name="T56">, ou double clicquer sur la ligne</text:span>. Ensuite, vous pouvez effectuer les réglages suivants: </text:p>
      <text:list xml:id="list3289154930" text:style-name="L2">
        <text:list-item>
          <text:p text:style-name="P104">Nom: il est utilisé dans la liste et dans la sortie HTML . La valeur par défaut est le nom du fichier. </text:p>
        </text:list-item>
        <text:list-item>
          <text:p text:style-name="P104">Décollage: Le temps pour le tri. La valeur par défaut est le temps du premier « trackpoint » si il ne contient pas le temps, le temps de création du ficher sera utiliser. </text:p>
        </text:list-item>
        <text:list-item>
          <text:p text:style-name="P104">En arrière: Ceci est seulement intéressant pour la sortie de film.</text:p>
        </text:list-item>
        <text:list-item>
          <text:p text:style-name="P104">Couleur: il est possible de dessiner chaque trajectoire dans une autre couleur. <text:span text:style-name="T60">Ici on a le choix entre les deux couleur speciale (normale, volle) ou une à volonté.</text:span></text:p>
        </text:list-item>
        <text:list-item>
          <text:p text:style-name="P104"><text:soft-page-break/>En plus des bouton normale "OK" et "Annuler" il y a encore "&lt;&lt;" et "&gt;&gt;". ainsi vous pouvez rapidement modifier plusieurs fichiers un après l´autre. </text:p>
        </text:list-item>
      </text:list>
      <text:list xml:id="list30856186695162" text:continue-list="list30856148503314" text:style-name="Outline">
        <text:list-item>
          <text:list>
            <text:list-item>
              <text:h text:style-name="P55" text:outline-level="2"><text:bookmark-start text:name="__RefHeading__1135_1822180794"/>Sources (Voles)<text:bookmark-end text:name="__RefHeading__1135_1822180794"/></text:h>
            </text:list-item>
          </text:list>
        </text:list-item>
      </text:list>
      <text:p text:style-name="P1"><text:span text:style-name="T37">Comme on a normalement pas de gpx des voles on peut inclue des voles. Pour les définir il faut seulement donner les deux aéroport. Pour définir un aéroport on peut ou donner un des deux codes (AITA ou OACI) ou on peut donner les coordonnées. Pour trouver les coordonnées a partir des codes le programme utilise une liste de plus de 44000 aéroports: </text:span><text:a xlink:type="simple" xlink:href="http://www.ourairports.com/" text:style-name="Internet_20_link" text:visited-style-name="Visited_20_Internet_20_Link"><text:span text:style-name="T37">http://www.ourairports.com/</text:span></text:a><text:span text:style-name="T37"> . Ci en rentre un code inconnu le programme demande pour les coordonnées et sauves les dans le fichier my_airports.csv. <text:s/>Alors par exemple pour l’aéroport Charles de Gaule. On peut donner :</text:span></text:p>
      <text:list xml:id="list4088958473" text:style-name="L3">
        <text:list-item>
          <text:p text:style-name="P67">CDG</text:p>
        </text:list-item>
        <text:list-item>
          <text:p text:style-name="P67">LFPG</text:p>
        </text:list-item>
        <text:list-item>
          <text:p text:style-name="P67">49.0127983093, 2.54999995232 </text:p>
        </text:list-item>
      </text:list>
      <text:p text:style-name="P1"><text:span text:style-name="T37">Les coordonnées doives êtres rentre comme dégrée en nombre décimaux. S et O comme nombre négative. Les voles sont dessines comme </text:span><text:a xlink:type="simple" xlink:href="http://fr.wikipedia.org/wiki/Grand_cercle" text:style-name="Internet_20_link" text:visited-style-name="Visited_20_Internet_20_Link"><text:span text:style-name="T37">Grand cercle</text:span></text:a><text:span text:style-name="T37">. On peut aussi créer un fichier gpx avec ce vole. Celui on peut plus tard ajouter normalement ou utiliser pour quelque chose différent.</text:span></text:p>
      <text:list xml:id="list30856558263219" text:continue-list="list30856186695162" text:style-name="Outline">
        <text:list-item>
          <text:list>
            <text:list-item>
              <text:h text:style-name="P56" text:outline-level="2"><text:bookmark-start text:name="__RefHeading__4756_1784923760"/>Zone des cartes <text:bookmark-end text:name="__RefHeading__4756_1784923760"/></text:h>
            </text:list-item>
          </text:list>
        </text:list-item>
      </text:list>
      <text:p text:style-name="P34">Il y a deux zones de carte: la zone normale requise pour les trois formats de sortie et une zone de vue d'ensemble qui est utilisé uniquement pour la production du film. Les deux peuvent être saisis de plusieurs façons: </text:p>
      <text:list xml:id="list910270196" text:style-name="L4">
        <text:list-item>
          <text:p text:style-name="P105">Automatiques: Le programme détermine automatiquement la zone nécessaire pour afficher toutes les trajectoire. <text:s/>Il est raisonnable d'affichage une zone légèrement plus grand. Par conséquent, on peut ajouter une « marge » proportionnel (en %).</text:p>
        </text:list-item>
        <text:list-item>
          <text:p text:style-name="P105">Manuellement</text:p>
        </text:list-item>
        <text:list-item>
          <text:p text:style-name="P105"><text:span text:style-name="T1">Bbox-tool</text:span>: cliquez sur "<text:span text:style-name="T1">Bbox-tool</text:span>", puis il s´ouvre une fenêtre avec ce site et une boîte de dialogue. Dans le premier<text:span text:style-name="T1"> on peut sélectionner la zone de la carte à exporter. Pour transférer les coordonnées dans l'autre fenêtre (celle de DYJTrack) on utilise le &lt;Bbox...&gt; en bas a gauche et copie l'entier dans la presse-papiers avec . &lt;Ctrl&gt;&lt;C&gt; Il faut ensuite cliquer sur « OK » dans la boîte de dialogue, et les coordonnées apparaissent. </text:span></text:p>
        </text:list-item>
        <text:list-item>
          <text:p text:style-name="P108"><text:span text:style-name="T37">Charger: Ici on peut charger la zone d'un fichier </text:span><text:span text:style-name="T51">dyb ou </text:span><text:span text:style-name="T37">dyt. Tous les autres informations d</text:span><text:span text:style-name="T51">u</text:span><text:span text:style-name="T37"> fichier </text:span><text:span text:style-name="T51">dyt</text:span><text:span text:style-name="T37"> sont ignorer. Ce fichier </text:span><text:span text:style-name="T51">dyb </text:span><text:span text:style-name="T37">peut être écrit avec le bouton « sauver » a coter, ou du fenêtre d'exportation film et image où vous pouvez sauver seulement la « zone normale » Détails </text:span><text:a xlink:type="simple" xlink:href="#3.7.Édition/Image |outline" text:style-name="Internet_20_link" text:visited-style-name="Visited_20_Internet_20_Link"><text:span text:style-name="T37">voir 3.</text:span></text:a><text:a xlink:type="simple" xlink:href="#3.7.Édition/Image |outline" text:style-name="Internet_20_link" text:visited-style-name="Visited_20_Internet_20_Link"><text:span text:style-name="T51">7 et 3.8</text:span></text:a><text:a xlink:type="simple" xlink:href="#3.7.Édition/Image |outline" text:style-name="Internet_20_link" text:visited-style-name="Visited_20_Internet_20_Link"><text:span text:style-name="T37">) </text:span></text:a><text:span text:style-name="T37"><text:s/>avec « Fichier/Sauver projet » </text:span></text:p>
        </text:list-item>
        <text:list-item>
          <text:p text:style-name="P105">sauver: sauves la zone active dans un fichier dy<text:span text:style-name="T84">b</text:span>. Il n'est pas marquer si c'est <text:s/>la zone normale ou la zone de vue d'ensemble, comme ça on peut par exemple utiliser la zone normale d'un projet comme zone de vue d'ensemble d'un autre.</text:p>
        </text:list-item>
      </text:list>
      <text:list xml:id="list30855319047590" text:continue-list="list30856558263219" text:style-name="Outline">
        <text:list-item>
          <text:list>
            <text:list-item>
              <text:h text:style-name="P56" text:outline-level="2"><text:bookmark-start text:name="__RefHeading__4758_1784923760"/>Édition/crée html<text:bookmark-end text:name="__RefHeading__4758_1784923760"/></text:h>
            </text:list-item>
          </text:list>
        </text:list-item>
      </text:list>
      <text:p text:style-name="P34">Si vous cliquez dans le secteur de l'exportation sur « HTML » il s´ouvre une nouvelle fenêtre. </text:p>
      <text:p text:style-name="P34">Qui n'a pas envie de lire tous les points de vue il suffit de cliquer sur "Crée html". Mais lisez la Partie « Atention »</text:p>
      <text:p text:style-name="P33"><text:span text:style-name="T37">Dans la première ligne, les coordonnées du centre de la carte et le </text:span><text:span text:style-name="T38">niveau de zoom</text:span><text:span text:style-name="T37"> sont présentées. Le </text:span><text:span text:style-name="T38">niveau de zoom n</text:span><text:span text:style-name="T37">'est pas exactement déterminée comme la grondeur du fenêtre du navigateur n´ait pas connu. Sous <text:s/>«Titre» et «Explication » Vous pouvez entrer un titre de la carte et une description. Sûr: &lt; </text:span><text:a xlink:type="simple" xlink:href="http://translate.googleusercontent.com/translate_c?hl=de&amp;ie=UTF-8&amp;sl=de&amp;tl=fr&amp;u=http://www.osmtools.de/easymap/index.php%3Flang%3Dde%26page%3Deditor&amp;rurl=translate.google.de&amp;usg=ALkJrhi4UAyWpHkFk9D6mIi8NNbO-lTqdA" text:style-name="Internet_20_link" text:visited-style-name="Visited_20_Internet_20_Link"><text:span text:style-name="T37">http://www.osmtools.de/easymap/index.php?lang=de&amp;page=editor</text:span></text:a><text:span text:style-name="T37"> &gt; </text:span></text:p>
      <text:p text:style-name="P34"><text:soft-page-break/>vous pouvez effectuer beaucoup plus des réglages, mais ici l'espace disponible est limité. En guise de compromis, j'ai choisi la méthode suivante. Avec le « OSM SlippyMap Generator » (ce page existe seulement en allemand et anglais, mais DYJTrack essaye de traduire le template.) vous créez une fois un fichier HTML avec les réglages préférés. Ce fichier sert alors de modèle. Alors les coordonnées, les fichiers GPX, ... seront ajustés, le reste reste. Je joins quelques modèles. Cela peut être sélectionné sous «Template». Sous « Répertoire de sortie » vous pouvez spécifier ou le résultat sera sauver. un dossier dans lequel le résultat doit être écrite. Là, à part du fichier html et des fichiers GPX un fichier JavaScript et un fichier CSS de la page OSM (actuellement chargé si possible) sera sauvé. </text:p>
      <text:p text:style-name="P34">« Crée template » ouvre la page « OSM SlippyMap Generator » dans le navigateur défaut. <text:s/>Ici, vous pouvez configurer les paramètres suivants: </text:p>
      <text:p text:style-name="P34">Titre et description peut être ignoré, car elles sont remplacées de toute façon,. </text:p>
      <text:p text:style-name="P34">La même chose s'applique aux coordonnées et de <text:span text:style-name="T1">niveau de zoom</text:span>. </text:p>
      <text:p text:style-name="P34">Comme « Tracks » vous pouvez mètre n´importe quoi, comme « tst.gpx » mais il faut pas laisser cette partie vide et SVP pas des .virgule!</text:p>
      <text:p text:style-name="P34">« Markers » et « Draw » sont ignorés par le programme. Tous les autres paramètres peuvent être réglés à sa propre discrétion. Et si on veut on peut même change le template directe, mais si on change trop DYJTrack pourrait avoir des problèmes de trouver ou rentrer les donnes. Avec "Crée HTML" on reçois enfin le résultat.</text:p>
      <text:p text:style-name="P40"><text:bookmark text:name="openlayers"/><text:span text:style-name="T45">Attention :</text:span><text:span text:style-name="T38"> Ci vous avez crée des html avec une version jusque 1.03 ils probablement fonctionne plus. C´est parce que un des lien ne fonctionne plus. Pour savoir comment réparées ces html voir sur la page OSM SlippyMap Generator en </text:span><text:a xlink:type="simple" xlink:href="http://www.osmtools.de/easymap/index.php?page=start&amp;lang=en&amp;PHPSESSID=467e0f5e2f11975720b7fa2f0609876b" text:style-name="Internet_20_link" text:visited-style-name="Visited_20_Internet_20_Link"><text:span text:style-name="T45">englais</text:span></text:a><text:span text:style-name="T38"> ou </text:span><text:a xlink:type="simple" xlink:href="http://www.osmtools.de/easymap/index.php?lang=de&amp;page=start" text:style-name="Internet_20_link" text:visited-style-name="Visited_20_Internet_20_Link"><text:span text:style-name="T45">allemand</text:span></text:a><text:span text:style-name="T38"> sous la date du 7.7.2012. </text:span><text:span text:style-name="T39">Enfin j'ai trouver une solution plus simple dans un </text:span><text:a xlink:type="simple" xlink:href="http://forum.openstreetmap.org/viewtopic.php?pid=290439#p290439" text:style-name="Internet_20_link" text:visited-style-name="Visited_20_Internet_20_Link"><text:span text:style-name="T37">post dans un f</text:span></text:a><text:a xlink:type="simple" xlink:href="http://forum.openstreetmap.org/viewtopic.php?pid=290439#p290439" text:style-name="Internet_20_link" text:visited-style-name="Visited_20_Internet_20_Link"><text:span text:style-name="T37">orum</text:span></text:a><text:span text:style-name="T40"> (</text:span><text:span text:style-name="T39">e</text:span><text:span text:style-name="T40">n </text:span><text:span text:style-name="T39">allemand</text:span><text:span text:style-name="T40">) </text:span><text:span text:style-name="T39">le quelle j'ai introduit dans la version 2.02. Dans le</text:span><text:span text:style-name="T40"> template (map.html) </text:span><text:span text:style-name="T39">il faut juste ajouter dans le liens pour</text:span><text:span text:style-name="T40"> openlayers.js </text:span><text:span text:style-name="T39">le numero de</text:span><text:span text:style-name="T40"> version : 2.11:</text:span></text:p>
      <text:p text:style-name="P41"><text:span text:style-name="T54">&lt;script type="text/javascript" src="</text:span><text:a xlink:type="simple" xlink:href="http://www.openlayers.org/api/2.11/OpenLayers.js" text:style-name="Internet_20_link" text:visited-style-name="Visited_20_Internet_20_Link"><text:span text:style-name="T54">http://www.openlayers.org/api/2.11/OpenLayers.js</text:span></text:a><text:span text:style-name="T54">"&gt;&lt;/script&gt;</text:span></text:p>
      <text:p text:style-name="P42">Ceci peut être facilement fait a main dans les encien fichiers. Comme cette solution etait seulement tres peut tester, j'ai encore laisser les autres solutions dans le programme.</text:p>
      <text:p text:style-name="P40"><text:span text:style-name="T39">Alors probablement le suivent est </text:span><text:span text:style-name="T41">obsol</text:span><text:span text:style-name="T39">ète</text:span><text:span text:style-name="T41">: </text:span><text:span text:style-name="T47">Pour les nouveaux html il faut alors avoir un lien pour OpenLayers.js. On a 3 possibilités. Ou bien il faut décompresser </text:span><text:a xlink:type="simple" xlink:href="http://www.osmtools.de/easymap/temp/openlayers.zip" text:style-name="Internet_20_link" text:visited-style-name="Visited_20_Internet_20_Link"><text:span text:style-name="T48">openlayers.zip</text:span></text:a><text:span text:style-name="T47"> <text:s/>dans le Répertoire ou il se trouve map.html (locale) ou on met un lien dans le template ou on rentre le liens ici.</text:span></text:p>
      <text:list xml:id="list30856168189493" text:continue-numbering="true" text:style-name="Outline">
        <text:list-item>
          <text:list>
            <text:list-item>
              <text:h text:style-name="P56" text:outline-level="2"><text:bookmark-start text:name="__RefHeading__4760_1784923760"/>Édition/Image <text:bookmark-end text:name="__RefHeading__4760_1784923760"/></text:h>
            </text:list-item>
          </text:list>
        </text:list-item>
      </text:list>
      <text:p text:style-name="P34">Sous «résolution», vous pouvez spécifier la taille en pixels. « Largeur de ligne »:...</text:p>
      <text:p text:style-name="P33"><text:span text:style-name="T37">Sous «Source &amp; fichier de sortie&gt;, vous pouvez choisir le logiciel de rendu de carte, ce ne sont que différentes versions de cartes. En plus en peut ajouter des « overlays » sur la carte principale. Il y a par exemple des overlays qui contiennes des bouées (Seamark), des information d´élévation (</text:span><text:span text:style-name="T38">Topo, Land Shading,...),.... Pour dé(activer) un ou plusieurs overlays il faut le double-clicer. Pour changer la liste des Source &amp; overlays </text:span><text:a xlink:type="simple" xlink:href="#3.9.1.source des cartes|outline" text:style-name="Internet_20_link" text:visited-style-name="Visited_20_Internet_20_Link"><text:span text:style-name="T45">voir 3.</text:span></text:a><text:a xlink:type="simple" xlink:href="#3.9.1.source des cartes|outline" text:style-name="Internet_20_link" text:visited-style-name="Visited_20_Internet_20_Link"><text:span text:style-name="T46">9a</text:span></text:a><text:span text:style-name="T38">)</text:span></text:p>
      <text:p text:style-name="P34">Et bien sûr, vous devez spécifier l'emplacement du fichier de sortie. Avec «crée l'image", il sera alors créé. </text:p>
      <text:p text:style-name="P34">Avec « Sauver zone » vous pouvez sauver la zone visible dans l'image comme fichier GPX ou DY<text:span text:style-name="T84">B</text:span>. Pour plus de détails, voir la section suivante.</text:p>
      <text:list xml:id="list30856894012171" text:continue-numbering="true" text:style-name="Outline">
        <text:list-item>
          <text:list>
            <text:list-item>
              <text:h text:style-name="P56" text:outline-level="2"><text:bookmark-start text:name="__RefHeading__4762_1784923760"/><text:soft-page-break/>Édition/Film<text:bookmark-end text:name="__RefHeading__4762_1784923760"/></text:h>
            </text:list-item>
          </text:list>
        </text:list-item>
      </text:list>
      <text:p text:style-name="P34">Voici la même fenêtre s'ouvre comme pour les images, mais avec quelques options supplémentaire. Sous «résolution», vous pouvez spécifier en plus spécifier le nombre d'images par seconde. </text:p>
      <text:p text:style-name="P34">Par exemple:</text:p>
      <text:p text:style-name="P34">films en PAL (SECAM?) 720*576 à 25 images / s </text:p>
      <text:p text:style-name="P34">et </text:p>
      <text:p text:style-name="P34">FULL-HD 1920*1080 également à 25 images / s </text:p>
      <text:p text:style-name="P34">pour NTSC (USA,...) 720*480 avec 30 images / s </text:p>
      <text:p text:style-name="P34">… </text:p>
      <text:p text:style-name="P34">En vertu de "Durée", vous pouvez ajuster la longueur du film. Il se compose de six sections du film produit ici. Les trois premiers sont compris sous « Durée de zoom » et les trois derniers sous « Durée de route »: </text:p>
      <text:list xml:id="list1932599577" text:style-name="L5">
        <text:list-item>
          <text:p text:style-name="P106">Début de zoom: la carte vide de la zone de vue d´ensemble. <text:s/></text:p>
        </text:list-item>
        <text:list-item>
          <text:p text:style-name="P106">Section principal de zoom: la carte est graduellement zoomer entre les deux zones.</text:p>
        </text:list-item>
        <text:list-item>
          <text:p text:style-name="P106">Section final de Zoom: la carte vide de la zone normale.</text:p>
        </text:list-item>
        <text:list-item>
          <text:p text:style-name="P106">Exactement la même chose que 3. La séparation est seulement pour la symétrie.</text:p>
        </text:list-item>
        <text:list-item>
          <text:p text:style-name="P106">Section principal de route: Voici l'itinéraire et marqués au fur et à mesure dans la carte de la zone normale.<text:span text:style-name="T19">.</text:span> </text:p>
        </text:list-item>
        <text:list-item>
          <text:p text:style-name="P106">Section final de Zoom: la carte de la zone normale avec la route complète. </text:p>
        </text:list-item>
      </text:list>
      <text:p text:style-name="P34"><text:s/>Avec «Crée <text:s/>film", il sera alors créé. </text:p>
      <text:p text:style-name="P34">La création d'un film prend un peu plus de temps. En outre, on est encore demandé quelle compresseur en veut utiliser. <text:s/>J'utilise principalement "Microsoft Video 1". Malheureusement ce question est nécessaire comme je ne sait pas quelles comprimeurs sont disponible chez vous</text:p>
      <text:p text:style-name="P34">Avec « Sauver zone » vous pouvez sauver la zone « normale » du film comme fichier GPX ou DY<text:span text:style-name="T84">B</text:span> (<text:span text:style-name="T84">un</text:span> format de DYJTrack). Cette zone est habituellement légèrement plus grande que la zone affichée dans la fenêtre principale, car ici la zone est agrandi pour convenir avec <text:s/>l'aspect ratio du film. Je donne deux <text:s/>scénarios pour ces fichier: </text:p>
      <text:list xml:id="list3955779213" text:style-name="L6">
        <text:list-item>
          <text:p text:style-name="P107">Pour un film de voyage je veux montrée d'abord une carte de toute le voyage après des cartes de détail. Alors par exemple pour une voyage de l’Europe d'abord une carte d’Europe et après une du pays X. La dernière je veux commencer avec un zoom de l’Europe au pays X. Pour cela je sauve la zone de la première carte comme dy<text:span text:style-name="T84">b</text:span> et j´utilise ce fichier pour la zone de zoom pour les autres. </text:p>
        </text:list-item>
        <text:list-item>
          <text:p text:style-name="P107">On veut marquer dans une carte la zone d'une autre carte. Pour cela on sauve la zone de la deuxième comme gpx. Ce gpx on peut importer comme tous les autres gpx. <text:s/></text:p>
        </text:list-item>
      </text:list>
      <text:list xml:id="list30855599087733" text:continue-list="list30856894012171" text:style-name="Outline">
        <text:list-item>
          <text:list>
            <text:list-item>
              <text:h text:style-name="P56" text:outline-level="2"><text:bookmark-start text:name="__RefHeading__4764_1784923760"/><text:span text:style-name="T24">Paramètres</text:span> (menu: Édition)<text:bookmark-end text:name="__RefHeading__4764_1784923760"/></text:h>
            </text:list-item>
          </text:list>
        </text:list-item>
      </text:list>
      <text:p text:style-name="P11">ici vous pouvez choisir:</text:p>
      <text:list xml:id="list2488146226" text:style-name="L7">
        <text:list-item>
          <text:p text:style-name="P83"><text:span text:style-name="T38">la langue. </text:span><text:a xlink:type="simple" xlink:href="#3.2.Langue (dans le menu Édition/Paramètres)|outline" text:style-name="Internet_20_link" text:visited-style-name="Visited_20_Internet_20_Link"><text:span text:style-name="T45">Voir 3.2)</text:span></text:a></text:p>
        </text:list-item>
        <text:list-item>
          <text:p text:style-name="P84"><text:span text:style-name="T37">ou le programme cherche les logiciel et comment sauver des chemins d'accès (</text:span><text:a xlink:type="simple" xlink:href="#2.Installation|outline" text:style-name="Internet_20_link" text:visited-style-name="Visited_20_Internet_20_Link"><text:span text:style-name="T37">voir installation</text:span></text:a><text:span text:style-name="T37">)</text:span></text:p>
        </text:list-item>
        <text:list-item>
          <text:p text:style-name="P68">des réglages de la source des cartes</text:p>
        </text:list-item>
      </text:list>
      <text:list xml:id="list30856023402851" text:continue-list="list30855599087733" text:style-name="Outline">
        <text:list-item>
          <text:list>
            <text:list-item>
              <text:list>
                <text:list-item>
                  <text:h text:style-name="P58" text:outline-level="3"><text:bookmark-start text:name="__RefHeading__4766_1784923760"/><text:soft-page-break/>source des cartes<text:bookmark-end text:name="__RefHeading__4766_1784923760"/></text:h>
                </text:list-item>
              </text:list>
            </text:list-item>
          </text:list>
        </text:list-item>
      </text:list>
      <text:p text:style-name="P14"/>
      <text:p text:style-name="P11">Comme les URL changent de temps en temps et quelqu'un peut trouver des nouveaux, on peut les recharger après-coup. Les sources utilisables à ma connaissance sont contenues dans DYJTrack. Au démarrage du programme une tentative de chargement du fichier defsrc.taho et mydefsrc.taho est faite. Si une source ainsi chargée a exactement le même nom qu'une des sources pré-réglée, cette dernière sera écrasée. Pour changer une URL on doit donc utiliser exactement le même nom. Le plus simple est d'abord d'exporter le fichier en cliquant sur « exporter », puis de l'éditer avec un éditeur quelconque. La URL peut être définit en deux version. Tous les OSM-server que je connais sauvent par exemple <text:s/>la <text:bookmark-start text:name="__DdeLink__2582_707322118"/>tuiles<text:bookmark-end text:name="__DdeLink__2582_707322118"/> (x=1,y=2,zoom=3) sous</text:p>
      <text:p text:style-name="P11">URL_DE_BASE/3/1/2.png</text:p>
      <text:p text:style-name="P11">pour ceux là il suffit de définir la URL_DE_BASE, alternativement vous pouvez utiliser des variables, alors pour l'exemple dernier:</text:p>
      <text:p text:style-name="P11">URL_DE_BASE/$Z/$X/$Y.png</text:p>
      <text:p text:style-name="P20"><text:span text:style-name="T1">ceci est seulement raisonnable si la syntaxe est différent du standard OSM. Si le URL contienne un $ il faut le doubler. Si vous voulez utiliser ce programme pour charger des cartes autre que de OSM vous devrez respecter les c</text:span>onditions d'utilisation. </text:p>
      <text:p text:style-name="P11">Comme il y a des cartes qui n'existe plus ou qui ne peuvent plus être utilisés il y a une liste noir dans Taho qui automatiquement élimines ces sources. Se liste contient pour le moment : “Osmarender“, “Cycle1“, “Cycle2“, "Mapnik(std)" et "Mapnik", « CompTeddy latest » et « CompTeddy old ».</text:p>
      <text:p text:style-name="P20">Ce fichier taho contiens deux partis: &lt;mapsrc&gt; pour les cartes principales et &lt;mapovr&gt; pour les overlays.</text:p>
      <text:p text:style-name="P11">Pour faciliter toutes ces opérations, il y a l'option « mise à jour URL source », qui essaie de trouver une version à jour de defsrc.taho sur Internet. Je maintiens une version actuelle sous:</text:p>
      <text:p text:style-name="P7"><text:a xlink:type="simple" xlink:href="http://www.dimitri-junker.de/defsrc.taho" text:style-name="Internet_20_link" text:visited-style-name="Visited_20_Internet_20_Link"><text:span text:style-name="T37">http://www.dimitri-junker.de/defsrc.taho</text:span></text:a></text:p>
      <text:p text:style-name="P11">Mais comme je voyage souvent et suis donc dans l'incapacité de changer ce fichier, j'ai développé un moyen indirect de télécharger ce fichier. Taho cherche un lien vers defsrc.taho sur la page:</text:p>
      <text:p text:style-name="P3"><text:span text:style-name="T38"><text:s/></text:span><text:a xlink:type="simple" xlink:href="http://wiki.openstreetmap.org/wiki/Taho#Tiles_sources" text:style-name="Internet_20_link" text:visited-style-name="Visited_20_Internet_20_Link"><text:span text:style-name="T37">http://wiki.openstreetmap.org/wiki/Taho#Tiles_sources</text:span></text:a></text:p>
      <text:p text:style-name="P11"/>
      <text:p text:style-name="P11">Celui qui veut mettre à disposition son fichier defsrc.taho peut donc le copier n'importe où sur internet et ajoute un lien vers celui-ci sur la page sus-mentionnée.</text:p>
      <text:p text:style-name="P1"><text:span text:style-name="T38">Sur </text:span><text:a xlink:type="simple" xlink:href="http://toolserver.org/~osm/locale/" text:style-name="Internet_20_link" text:visited-style-name="Visited_20_Internet_20_Link"><text:span text:style-name="T45">ce Site</text:span></text:a><text:span text:style-name="T38"> y a à peut près <text:s/>275 <text:s/>versions de langue comme Overlays, ils sont supposer d’être utiliser avec la carte principale « No Label ». Pour pas faire la liste des overlays trop grande j'ai seulement inclus les versions français, anglais et allemand. Mais c'est facile d’inclus une autre version. Pour cela trouver d'abord la version qui vous voulez avoir sur la site susmentionné par examole la version espagnol « osm-label-es » après éditer mydefsrc.taho. La il y a déjà:</text:span></text:p>
      <text:p text:style-name="P12"><text:tab/><text:tab/>&lt;src&gt;</text:p>
      <text:p text:style-name="P12"><text:tab/><text:tab/><text:tab/>&lt;name&gt;osm-labels-fr&lt;/name&gt;</text:p>
      <text:p text:style-name="P12"><text:tab/><text:tab/><text:tab/>&lt;url&gt;http://a.www.toolserver.org/tiles/osm-labels-fr&lt;/url&gt;</text:p>
      <text:p text:style-name="P12"><text:tab/><text:tab/>&lt;/src&gt;</text:p>
      <text:p text:style-name="P12">Alors ajouter le bloc:</text:p>
      <text:p text:style-name="P12"><text:tab/><text:tab/>&lt;src&gt;</text:p>
      <text:p text:style-name="P12"><text:tab/><text:tab/><text:tab/>&lt;name&gt;osm-labels-es&lt;/name&gt;</text:p>
      <text:p text:style-name="P12"><text:tab/><text:tab/><text:tab/>&lt;url&gt;http://a.www.toolserver.org/tiles/osm-labels-es&lt;/url&gt;</text:p>
      <text:p text:style-name="P12"><text:tab/><text:tab/>&lt;/src&gt;</text:p>
      <text:p text:style-name="P12">et vous pouvez faire des cartes espagnol.</text:p>
      <text:list xml:id="list30857077787291" text:continue-numbering="true" text:style-name="Outline">
        <text:list-item>
          <text:list>
            <text:list-item>
              <text:h text:style-name="P55" text:outline-level="2"><text:bookmark-start text:name="__RefHeading__1007_155230449"/>Fichier / Charger projet<text:bookmark-end text:name="__RefHeading__1007_155230449"/></text:h>
            </text:list-item>
          </text:list>
        </text:list-item>
      </text:list>
      <text:p text:style-name="P9">Charger un projet sauver avec DYJ-Track.</text:p>
      <text:list xml:id="list30856727202819" text:continue-numbering="true" text:style-name="Outline">
        <text:list-item>
          <text:list>
            <text:list-item>
              <text:h text:style-name="P55" text:outline-level="2"><text:bookmark-start text:name="__RefHeading__1137_1822180794"/><text:soft-page-break/>Fichier / Ajouter projet<text:bookmark-end text:name="__RefHeading__1137_1822180794"/></text:h>
            </text:list-item>
          </text:list>
        </text:list-item>
      </text:list>
      <text:p text:style-name="P9">Charger un projet sauver avec DYJ-Track sans éliminer le projet actuelle. Alors en reçois un projet avec les trajectoires des deux.</text:p>
      <text:list xml:id="list30856594962106" text:continue-numbering="true" text:style-name="Outline">
        <text:list-item>
          <text:list>
            <text:list-item>
              <text:h text:style-name="P55" text:outline-level="2"><text:bookmark-start text:name="__RefHeading__1009_155230449"/>Fichier / Enregistrer projet<text:bookmark-end text:name="__RefHeading__1009_155230449"/></text:h>
            </text:list-item>
          </text:list>
        </text:list-item>
      </text:list>
      <text:p text:style-name="P9">Enregistrer le projet actuel en fichier *.DYT</text:p>
      <text:list xml:id="list30857057372324" text:continue-numbering="true" text:style-name="Outline">
        <text:list-item>
          <text:list>
            <text:list-item>
              <text:h text:style-name="P55" text:outline-level="2"><text:bookmark-start text:name="__RefHeading__1139_1822180794"/>Fichier / Enregistrer projet sous<text:bookmark-end text:name="__RefHeading__1139_1822180794"/></text:h>
            </text:list-item>
          </text:list>
        </text:list-item>
      </text:list>
      <text:p text:style-name="P9">Enregistrer le projet actuel en fichier *.DYT sous un nouveaux nom.</text:p>
      <text:list xml:id="list30856995433743" text:continue-numbering="true" text:style-name="Outline">
        <text:list-item>
          <text:list>
            <text:list-item>
              <text:h text:style-name="P55" text:outline-level="2"><text:bookmark-start text:name="__RefHeading__1011_155230449"/>Fichier / Exporter projet<text:bookmark-end text:name="__RefHeading__1011_155230449"/></text:h>
            </text:list-item>
          </text:list>
        </text:list-item>
      </text:list>
      <text:p text:style-name="P9">Sauver le projet actuel en fichier *.DYT et tous les fichier gpx nécessaire dans un Répertoire. Attention, si ce  Répertoire existe déjà, il est vider avant de copier les fichiers.</text:p>
      <text:list xml:id="list30856040330669" text:continue-numbering="true" text:style-name="Outline">
        <text:list-item>
          <text:h text:style-name="P49" text:outline-level="1"><text:bookmark-start text:name="__RefHeading__4768_1784923760"/>Aspect juridique et source:<text:bookmark-end text:name="__RefHeading__4768_1784923760"/></text:h>
          <text:list>
            <text:list-item>
              <text:h text:style-name="Anleitung_20_2" text:outline-level="2"><text:bookmark-start text:name="__RefHeading___Toc3781_366961354"/>licence<text:bookmark-end text:name="__RefHeading___Toc3781_366961354"/></text:h>
            </text:list-item>
          </text:list>
        </text:list-item>
      </text:list>
      <text:p text:style-name="P11"/>
      <text:p text:style-name="P7"><text:span text:style-name="T37">Ce programme se trouve sous licence </text:span><text:a xlink:type="simple" xlink:href="http://org.rodage.com//gpl-3.0.fr.html" text:style-name="Internet_20_link" text:visited-style-name="Visited_20_Internet_20_Link"><text:span text:style-name="T37">GPL V3</text:span></text:a><text:span text:style-name="T37">.</text:span></text:p>
      <text:p text:style-name="P7"><text:span text:style-name="T37">Une copie se trouve avec le programme. A partir de la version 2 ce programme est développer avec QT-Creator. Il est lier dynamiquement a la Bibliothèque</text:span><text:a xlink:type="simple" xlink:href="http://www.qt.io/download/" text:style-name="Internet_20_link" text:visited-style-name="Visited_20_Internet_20_Link"><text:span text:style-name="T37"> QT</text:span></text:a><text:span text:style-name="T37"> (V5.x) qui est sous la </text:span><text:a xlink:type="simple" xlink:href="http://org.rodage.com//lgpl.fr.html" text:style-name="Internet_20_link" text:visited-style-name="Visited_20_Internet_20_Link"><text:span text:style-name="T37">LGPL V2.1</text:span></text:a></text:p>
      <text:p text:style-name="P2"><text:span text:style-name="T38">La licence des cartes doit être respecter. Si par exemple vous publier des cartes OSM il faut citer la source. Voir </text:span><text:a xlink:type="simple" xlink:href="http://wiki.openstreetmap.org/wiki/FR:Legal_FAQ" text:style-name="Internet_20_link" text:visited-style-name="Visited_20_Internet_20_Link"><text:span text:style-name="T37">OSM-FAQ</text:span></text:a><text:span text:style-name="T37">. Pour des autres source trouver les règles vous même,</text:span></text:p>
      <text:list xml:id="list30856491717528" text:continue-numbering="true" text:style-name="Outline">
        <text:list-item>
          <text:list>
            <text:list-item>
              <text:h text:style-name="P57" text:outline-level="2"><text:bookmark-start text:name="__RefHeading___Toc3783_366961354"/>source<text:bookmark-end text:name="__RefHeading___Toc3783_366961354"/></text:h>
            </text:list-item>
          </text:list>
        </text:list-item>
      </text:list>
      <text:p text:style-name="P25"><text:span text:style-name="T78">L</text:span>e code source sera maintenant distribué via <text:a xlink:type="simple" xlink:href="https://github.com/DimitriJunker/DYJOSM" text:style-name="Internet_20_link" text:visited-style-name="Visited_20_Internet_20_Link">Github</text:a>. </text:p>
      <text:p text:style-name="P25">Au niveau supérieur, il y a dyjtrack.pro et taho.pro, ainsi que les répertoires Taho, dyjtrack et myLibsQT. Dans les <text:span text:style-name="T76">trois</text:span> répertoires également chacun un .pro correspondant. Les premiers sont ceux qui créent l'un des deux programmes, <text:span text:style-name="T78">ils</text:span> exécute<text:span text:style-name="T78">s</text:span> <text:span text:style-name="T78">le</text:span> fichier mylibsq<text:span text:style-name="T76">t</text:span>.pro et le pro correspondant dans le sous-dossier approprié.</text:p>
      <text:p text:style-name="P25">Dans le dossier d'installation se trouvent les deux fichiers iss permettant à InnoSetup de créer les fichiers d'installation 32 ou 64 bits.<text:bookmark-start text:name="__DdeLink__2910_4122377337"/></text:p>
      <text:list xml:id="list30856316247217" text:continue-numbering="true" text:style-name="Outline">
        <text:list-item>
          <text:list>
            <text:list-item>
              <text:list>
                <text:list-item>
                  <text:h text:style-name="Anleitung_20_3" text:outline-level="3"><text:bookmark-start text:name="__RefHeading___Toc6679_2461276693"/>Nomenclature des branches/comit<text:span text:style-name="T76">s</text:span><text:bookmark-end text:name="__RefHeading___Toc6679_2461276693"/></text:h>
                </text:list-item>
              </text:list>
            </text:list-item>
          </text:list>
        </text:list-item>
      </text:list>
      <text:p text:style-name="P26"><text:span text:style-name="T79">P</text:span>our<text:bookmark-end text:name="__DdeLink__2910_4122377337"/> chaque version binaire publiée, il doit exister un comit correspondant, par exemple. <text:bookmark-start text:name="__DdeLink__3999_2864962390"/><text:bookmark-start text:name="__DdeLink__4002_2864962390"/><text:span text:style-name="T78">DYJTrack</text:span><text:bookmark-end text:name="__DdeLink__3999_2864962390"/>_<text:span text:style-name="T78">2</text:span>.8<text:bookmark-end text:name="__DdeLink__4002_2864962390"/>. Etant donné que <text:span text:style-name="T77">v</text:span>ous ne souhaitez pas publier une nouvelle version pour chaque petite modification, je vous suggère d'ajouter <text:span text:style-name="T76">une</text:span> lettre au numéro de version pour chaque point de modification du numéro de version.</text:p>
      <text:p text:style-name="P25">Ainsi, <text:bookmark-start text:name="__DdeLink__3999_28649623901"/><text:span text:style-name="T78">DYJTrack</text:span><text:bookmark-end text:name="__DdeLink__3999_28649623901"/>_<text:span text:style-name="T78">2</text:span>.8a pour la première, puis <text:bookmark-start text:name="__DdeLink__3999_28649623902"/><text:bookmark-start text:name="__DdeLink__4007_2864962390"/><text:span text:style-name="T78">DYJTrack</text:span><text:bookmark-end text:name="__DdeLink__3999_28649623902"/><text:bookmark-end text:name="__DdeLink__4007_2864962390"/>_<text:span text:style-name="T78">2</text:span>.8b, ... et à la fin, <text:bookmark-start text:name="__DdeLink__3999_28649623903"/><text:span text:style-name="T78">DYJTrack</text:span><text:bookmark-end text:name="__DdeLink__3999_28649623903"/>_<text:span text:style-name="T78">2</text:span>.8 seulement.</text:p>
      <text:p text:style-name="P25">Etant donné que le Dépôt contient également les sources de <text:span text:style-name="T78">Taho</text:span>, Taho_ ou dyjtrack_ est nécessaire au début.</text:p>
      <text:p text:style-name="P25"><text:bookmark-start text:name="__DdeLink__2913_4122377337"/><text:span text:style-name="T37">Après </text:span><text:span text:style-name="T50">de </text:span><text:span text:style-name="T37">li</text:span><text:span text:style-name="T49">ér </text:span><text:span text:style-name="T50">DYJTrack</text:span><text:span text:style-name="T49">.exe</text:span><text:span text:style-name="T37">, vous devez copier les dll... nécessaires </text:span><text:span text:style-name="T49">avec</text:span><text:span text:style-name="T37"> </text:span><text:span text:style-name="T50">DYJTrack</text:span><text:span text:style-name="T37"> exe, c’est très facilement avec l’outil windeployqt.exe. </text:span><text:span text:style-name="T49">Ce pregramme ce trouve chez mais sous :</text:span><text:span text:style-name="T37"> C: \ Qt \ 5.12.0 \ mingw73_64 \ bin \ windeployqt.exe Le chemin exact dépend évidemment de l'emplacement d'installation de QT et du kit choisi.</text:span><text:bookmark-end text:name="__DdeLink__2913_4122377337"/></text:p>
      <text:p text:style-name="P36"/>
      <text:p text:style-name="P37">Dimitri Junker </text:p>
      <text:list xml:id="list30855596555698" text:continue-numbering="true" text:style-name="Outline">
        <text:list-item>
          <text:h text:style-name="ANleitung_20_1" text:outline-level="1"><text:bookmark-start text:name="__RefHeading___Toc3713_16739099"/><text:soft-page-break/>Histoire depuis version <text:span text:style-name="T68">2</text:span>.00<text:bookmark-end text:name="__RefHeading___Toc3713_16739099"/></text:h>
        </text:list-item>
      </text:list>
      <text:p text:style-name="P19"/>
      <text:p text:style-name="P5"><text:span text:style-name="T80">2</text:span>.0<text:span text:style-name="T84">9 </text:span><text:span text:style-name="T79">du</text:span> <text:span text:style-name="T82">1.</text:span><text:span text:style-name="T84">5</text:span>.20<text:span text:style-name="T84">20</text:span></text:p>
      <text:list xml:id="list226808940" text:style-name="L8">
        <text:list-item>
          <text:p text:style-name="P90"><text:span text:style-name="T1">Les fichier de zone ont maintenant la </text:span><text:span text:style-name="T10">extension dyb et plus dyt.</text:span></text:p>
        </text:list-item>
        <text:list-item>
          <text:p text:style-name="P85">Les fichiers temporaire sont maintenant sauver là ou le systeme le desire.</text:p>
        </text:list-item>
        <text:list-item>
          <text:p text:style-name="P85">Amélioration des sorties d'erreur et écriture d'un fichier journal prevu</text:p>
        </text:list-item>
        <text:list-item>
          <text:p text:style-name="P85">L'URL Airports.csv a changé.</text:p>
        </text:list-item>
        <text:list-item>
          <text:p text:style-name="P92"><text:span text:style-name="T10">À certains </text:span><text:span text:style-name="T11">parties</text:span><text:span text:style-name="T10">, le programme se souvient maintenant du dernier </text:span><text:bookmark text:name="tw-target-text"/><text:span text:style-name="T44">Chemin d'accès </text:span><text:span text:style-name="T10">utilisé.</text:span></text:p>
        </text:list-item>
        <text:list-item>
          <text:p text:style-name="P86">À la fin du programme, il vous est demandé si les paramètres doivent être enregistrés.</text:p>
        </text:list-item>
        <text:list-item>
          <text:p text:style-name="P87">La barre de progression fonctionne désormais mieux lors de la création d'une image ou d'une vidéo.<text:line-break/></text:p>
        </text:list-item>
      </text:list>
      <text:p text:style-name="P5"><text:span text:style-name="T80">2</text:span>.0<text:span text:style-name="T81">8</text:span> <text:span text:style-name="T79">du</text:span> <text:span text:style-name="T82">14.3</text:span>.201<text:span text:style-name="T82">9</text:span></text:p>
      <text:list xml:id="list2920308714" text:style-name="L9">
        <text:list-item>
          <text:p text:style-name="P88">Principalement des changements internes, rien n’aurait dû changer dans l’utilisation</text:p>
        </text:list-item>
        <text:list-item>
          <text:p text:style-name="P88">Il existe maintenant des versions 32 et 64 bits.</text:p>
        </text:list-item>
        <text:list-item>
          <text:p text:style-name="P88">Le dossier Platforms manquait dans l'ancienne installation</text:p>
          <text:p text:style-name="P88"><text:s/></text:p>
        </text:list-item>
      </text:list>
      <text:p text:style-name="P4"><text:bookmark-start text:name="__DdeLink__1023_2461276693"/><text:span text:style-name="T80">2</text:span>.0<text:span text:style-name="T83">7</text:span> <text:span text:style-name="T79">du</text:span> <text:span text:style-name="T82">1.1</text:span>.201<text:span text:style-name="T82">9</text:span></text:p>
      <text:list xml:id="list2921634035" text:style-name="L10">
        <text:list-item>
          <text:p text:style-name="P96"/>
        </text:list-item>
        <text:list-item>
          <text:p text:style-name="P62"><text:span text:style-name="T22">Nouveaux</text:span><text:span text:style-name="T21"> </text:span><text:span text:style-name="T23">Métacaractère</text:span><text:span text:style-name="T21"> dans les URL sources, au lieu de $x, </text:span><text:span text:style-name="T22">en peut maintenant aussi utilisé</text:span><text:span text:style-name="T21"> {x} et ${x}, insensible à la casse également. Il existe également un nouvel </text:span><text:span text:style-name="T23">Métacaractère </text:span><text:span text:style-name="T21"><text:s/>pour les identifiants que vous recevez des sources auxquelles vous devez vous inscrire, tels que thunderforest et maptiler.</text:span></text:p>
        </text:list-item>
        <text:list-item>
          <text:p text:style-name="P63">Les URL sources ne sont maintenant stockées que dans les fichiers defsrcP.taho et mydefsrc.taho, et non plus dans le programme. Taho se souvient des sources à partir desquelles le fichier a été lu. Par conséquent, le fichier defsrcP.taho peut facilement être écrasé lors d’une mise à jour sans que mydefsrc.taho ne soit modifié. Cela rend également "Export Src" obsolète.</text:p>
        </text:list-item>
        <text:list-item>
          <text:p text:style-name="P63">Par conséquent, il doit maintenant aussi être marqué dans le fichier Taho, la source devant être utilisée par défaut. Ceci est fait par type = 100</text:p>
        </text:list-item>
        <text:list-item>
          <text:p text:style-name="P93"><text:bookmark-end text:name="__DdeLink__1023_2461276693"/><text:span text:style-name="T71">Échec du chargement d’une tuiles tentait précédemment de la remplacer par une tuiles de la source par défaut, mais cela n’apportait pas grand chose et était coûteux.</text:span><text:span text:style-name="T1"> </text:span></text:p>
        </text:list-item>
        <text:list-item>
          <text:p text:style-name="P64">de nombreuses URLs qui commençaient par http commencent maintenant par https</text:p>
        </text:list-item>
        <text:list-item>
          <text:p text:style-name="P64">corrigé d'autres petits bugs</text:p>
        </text:list-item>
      </text:list>
      <text:p text:style-name="P6"/>
      <text:p text:style-name="P77"><text:bookmark-start text:name="__DdeLink__3508_3713751945"/><text:span text:style-name="T69">2</text:span><text:bookmark-start text:name="__DdeLink__1275_130254367711"/><text:span text:style-name="T69">.06 </text:span>d<text:span text:style-name="T69">u 9.6.2018</text:span><text:bookmark-end text:name="__DdeLink__1275_130254367711"/></text:p>
      <text:p text:style-name="P18"/>
      <text:list xml:id="list1529496669" text:style-name="L11">
        <text:list-item>
          <text:p text:style-name="P94"><text:bookmark-start text:name="__DdeLink__1242_3862990466"/>La modification de la date de début d'un fichier gpx n'a eu aucun effet sur l'affichage et le tri.<text:bookmark-end text:name="__DdeLink__1242_3862990466"/></text:p>
        </text:list-item>
        <text:list-item>
          <text:p text:style-name="P94"><text:bookmark-start text:name="__DdeLink__1247_3862990466"/>SortByDate n'a pas été enregistré dans le dyt.<text:bookmark-end text:name="__DdeLink__1247_3862990466"/></text:p>
        </text:list-item>
        <text:list-item>
          <text:p text:style-name="P94"><text:bookmark-start text:name="__DdeLink__1249_3862990466"/><text:bookmark-end text:name="__DdeLink__3508_3713751945"/>Vous pouvez maintenant choisir <text:span text:style-name="T66">dans </text:span>les propriétés d'une <text:span text:style-name="T66">fichier</text:span> gpx la couleur entre normal, vol et arbitraire.<text:bookmark-end text:name="__DdeLink__1249_3862990466"/></text:p>
        </text:list-item>
        <text:list-item>
          <text:p text:style-name="P89"><text:span text:style-name="T67">Il y a</text:span> 2 URLs <text:span text:style-name="T67">qui</text:span> <text:span text:style-name="T67">sont utiliser dans</text:span> <text:span text:style-name="T66">DYJTrack</text:span>, <text:span text:style-name="T67">ils etait</text:span>:</text:p>
          <text:p text:style-name="P65"><text:a xlink:type="simple" xlink:href="http://www.oche.de/~junker/OSM/taho/tna.png" text:style-name="Internet_20_link" text:visited-style-name="Visited_20_Internet_20_Link">http://www.oche.de/~junker/OSM/taho/tna.png</text:a><text:span text:style-name="T9"><text:line-break/></text:span>http://www.oche.de/~junker/OSM/bbox-tool/bbox.html</text:p>
          <text:p text:style-name="P66"><text:span text:style-name="T63">Comme la </text:span><text:span text:style-name="T62"><text:s/>Oche.de </text:span><text:span text:style-name="T63">n‘existe plus ces </text:span><text:span text:style-name="T62">URL </text:span><text:span text:style-name="T63">devrais ete changer.</text:span><text:span text:style-name="T62">, </text:span><text:span text:style-name="T63">ils sont maintenant sur</text:span><text:span text:style-name="T62">:</text:span><text:span text:style-name="T61"> </text:span><text:a xlink:type="simple" xlink:href="https://dimitrijunker.lima-city.de/OSM/" text:style-name="Internet_20_link" text:visited-style-name="Visited_20_Internet_20_Link">https://dimitrijunker.lima-city.de/OSM/</text:a><text:span text:style-name="T61"> </text:span><text:span text:style-name="T65">Ces</text:span><text:span text:style-name="T62"> URL </text:span><text:span text:style-name="T63">sont maintenant configurable par les fichier *.</text:span><text:span text:style-name="T64">dyt</text:span><text:span text:style-name="T62">.</text:span></text:p>
        </text:list-item>
      </text:list>
      <text:list xml:id="list751051215" text:style-name="L12">
        <text:list-header>
          <text:p text:style-name="P91"/>
        </text:list-header>
      </text:list>
      <text:p text:style-name="P100"><text:span text:style-name="T27">2</text:span><text:bookmark-start text:name="__DdeLink__1275_13025436771"/><text:span text:style-name="T24">.0</text:span><text:span text:style-name="T28">5</text:span><text:span text:style-name="T24"> </text:span><text:span text:style-name="T59">du</text:span><text:span text:style-name="T24"> </text:span><text:span text:style-name="T28">25.7</text:span><text:span text:style-name="T24">.201</text:span><text:span text:style-name="T28">7</text:span><text:bookmark-end text:name="__DdeLink__1275_13025436771"/></text:p>
      <text:list xml:id="list2736377523" text:style-name="L13">
        <text:list-header>
          <text:p text:style-name="P74"/>
        </text:list-header>
        <text:list-item>
          <text:p text:style-name="P69"><text:span text:style-name="T58">Le</text:span> <text:span text:style-name="T58">titre du fenêtre contient maintenant le chemin du projet</text:span></text:p>
        </text:list-item>
        <text:list-item>
          <text:p text:style-name="P79"><text:span text:style-name="T8">Nouveaux</text:span><text:span text:style-name="T7"> </text:span><text:span text:style-name="T8">option de m</text:span><text:span text:style-name="T7">enu „n</text:span><text:span text:style-name="T8">ouveaux</text:span><text:span text:style-name="T7"> </text:span><text:span text:style-name="T8">p</text:span><text:span text:style-name="T7">roje</text:span><text:span text:style-name="T8">t</text:span><text:span text:style-name="T7">“</text:span></text:p>
        </text:list-item>
        <text:list-item>
          <text:p text:style-name="P79"><text:span text:style-name="T8">les valeurs pour les zones des cartes rentrer manuellement </text:span><text:span text:style-name="T7"><text:s/>était</text:span><text:span text:style-name="T8"> ignorer</text:span><text:span text:style-name="T7">.<text:line-break/></text:span></text:p>
        </text:list-item>
      </text:list>
      <text:p text:style-name="P21"><text:span text:style-name="T29">2.</text:span><text:bookmark-start text:name="__DdeLink__1275_1302543677"/><text:span text:style-name="T24">0</text:span><text:span text:style-name="T30">4</text:span><text:span text:style-name="T24"> </text:span><text:span text:style-name="T31">du </text:span><text:span text:style-name="T24"><text:s/></text:span><text:span text:style-name="T29">7</text:span><text:span text:style-name="T24">.</text:span><text:span text:style-name="T30">8</text:span><text:span text:style-name="T24">.201</text:span><text:span text:style-name="T30">6</text:span><text:bookmark-end text:name="__DdeLink__1275_1302543677"/><text:span text:style-name="T57"><text:line-break/></text:span></text:p>
      <text:list xml:id="list813052779" text:style-name="L14">
        <text:list-item>
          <text:p text:style-name="P80"><text:span text:style-name="T5">Quelques sources ont disparu, d’autre ont une nouvelle URL, et il y a aussi des nouveaux.</text:span><text:span text:style-name="T6">.</text:span></text:p>
        </text:list-item>
        <text:list-item>
          <text:p text:style-name="P80"><text:span text:style-name="T5">Le ménagement des sources </text:span><text:bookmark-start text:name="__DdeLink__3752_1302543677"/><text:span text:style-name="T5">obsolète</text:span><text:bookmark-start text:name="__DdeLink__1277_1302543677"/><text:bookmark-end text:name="__DdeLink__3752_1302543677"/><text:span text:style-name="T6"> </text:span><text:span text:style-name="T5">a été changer, par exemple ils sont aussi dans les fichier</text:span><text:span text:style-name="T6"> *.taho</text:span><text:bookmark-end text:name="__DdeLink__1277_1302543677"/></text:p>
        </text:list-item>
        <text:list-item>
          <text:p text:style-name="P70">Dialogue de copyright ajouté</text:p>
        </text:list-item>
      </text:list>
      <text:p text:style-name="P23"><text:span text:style-name="T6"><text:line-break/></text:span><text:span text:style-name="T32">2</text:span><text:span text:style-name="T24">.0</text:span><text:span text:style-name="T25">3</text:span><text:span text:style-name="T24"> </text:span><text:span text:style-name="T26">du</text:span><text:span text:style-name="T24"> 1</text:span><text:span text:style-name="T25">4</text:span><text:span text:style-name="T24">.</text:span><text:span text:style-name="T25">4</text:span><text:span text:style-name="T24">.201</text:span><text:span text:style-name="T25">6</text:span></text:p>
      <text:list xml:id="list30855639188669" text:continue-numbering="true" text:style-name="L14">
        <text:list-header>
          <text:p text:style-name="P75"/>
        </text:list-header>
      </text:list>
      <text:list xml:id="list2336410134" text:style-name="L15">
        <text:list-item>
          <text:p text:style-name="P78"><text:span text:style-name="T3">Les </text:span><text:bookmark-start text:name="__DdeLink__5171_2461276693"/><text:span text:style-name="T3">tuiles</text:span><text:bookmark-end text:name="__DdeLink__5171_2461276693"/><text:span text:style-name="T3"> n’était pas charger du c</text:span><text:span text:style-name="T2">ache, </text:span><text:span text:style-name="T3">mais était télécharger toujours nouveaux → très </text:span><text:span text:style-name="T2">lentement.</text:span></text:p>
        </text:list-item>
        <text:list-item>
          <text:p text:style-name="P78"><text:span text:style-name="T4">La</text:span><text:span text:style-name="T2"> </text:span><text:span text:style-name="T4">r</text:span><text:span text:style-name="T2">outine </text:span><text:span text:style-name="T3">de lecture des fichiers</text:span><text:span text:style-name="T2"> DYT </text:span><text:span text:style-name="T3">avait un erreur, comme cela les date des voles était perdu.</text:span></text:p>
        </text:list-item>
        <text:list-item>
          <text:p text:style-name="P76"><text:span text:style-name="T2">Q</text:span><text:span text:style-name="T3">uelques nouveaux raccourci clavier : pour changer ou effacer des fichier GPX/voles.</text:span></text:p>
        </text:list-item>
        <text:list-item>
          <text:p text:style-name="P95"><text:span text:style-name="T42">Le menu aide ne fonctionnait pas.</text:span><text:bookmark-start text:name="__DdeLink__3709_16739099"/><text:span text:style-name="T43"><text:line-break/></text:span><text:bookmark-start text:name="__DdeLink__2262_429394496"/></text:p>
        </text:list-item>
      </text:list>
      <text:p text:style-name="P15"><text:bookmark-start text:name="__DdeLink__2260_429394496"/>2.0<text:span text:style-name="T55">2</text:span> du 1<text:span text:style-name="T55">9</text:span>.<text:span text:style-name="T55">10</text:span>.15<text:bookmark-end text:name="__DdeLink__3709_16739099"/><text:bookmark-end text:name="__DdeLink__2262_429394496"/></text:p>
      <text:p text:style-name="P16"><text:bookmark-end text:name="__DdeLink__2260_429394496"/></text:p>
      <text:list xml:id="list2941928199" text:style-name="L16">
        <text:list-item>
          <text:p text:style-name="P97"><text:span text:style-name="T20">Finalement une solution simple pour le </text:span><text:bookmark-start text:name="__DdeLink__2401_209087110"/><text:a xlink:type="simple" xlink:href="#3.6.Édition/crée html|outline" text:style-name="Internet_20_link" text:visited-style-name="Visited_20_Internet_20_Link"><text:span text:style-name="T37">problème openlayers</text:span></text:a><text:bookmark-end text:name="__DdeLink__2401_209087110"/><text:span text:style-name="T20">.</text:span></text:p>
        </text:list-item>
        <text:list-item>
          <text:p text:style-name="P98">les erreurs du téléchargement des tuiles n’était pas afficher.</text:p>
        </text:list-item>
        <text:list-item>
          <text:p text:style-name="P81">A partir de maintenant avec programme d’installation.</text:p>
        </text:list-item>
      </text:list>
      <text:p text:style-name="P22"><text:span text:style-name="T53"><text:line-break/></text:span><text:bookmark-start text:name="__DdeLink__2399_209087110"/><text:span text:style-name="T24">2.01 du 10.5.15</text:span></text:p>
      <text:p text:style-name="P13"/>
      <text:list xml:id="list2736239396" text:style-name="L17">
        <text:list-item>
          <text:p text:style-name="P99">Pendant de produire des film j'ai corrigé plusieurs erreurs.<text:line-break/><text:bookmark-end text:name="__DdeLink__2399_209087110"/></text:p>
        </text:list-item>
      </text:list>
      <text:p text:style-name="P13"><text:bookmark-start text:name="__DdeLink__780_1174293568"/>2.00ß V2 du 6.12.14</text:p>
      <text:p text:style-name="P13"/>
      <text:list xml:id="list1495000802" text:style-name="L18">
        <text:list-item>
          <text:p text:style-name="P71">D<text:bookmark-end text:name="__DdeLink__780_1174293568"/>ans le paquet bin il manquait un dll. Alors ni le programme ni le paquet Source sont changer.</text:p>
        </text:list-item>
      </text:list>
      <text:p text:style-name="P10"/>
      <text:p text:style-name="P13">2.00ß du 2.12.14</text:p>
      <text:p text:style-name="P13"/>
      <text:list xml:id="list407361501" text:style-name="L19">
        <text:list-item>
          <text:p text:style-name="P72">Première Version crée par QT-Creator. Alors le programme est presque écrit tous nouveaux, mais pour l'utilisateur il n'y a pas beaucoup de changement. Mais comme c'est seulement très peut tester il y a le ß.</text:p>
        </text:list-item>
      </text:list>
      <text:list xml:id="list30856199553738" text:continue-list="list30855596555698" text:style-name="Outline">
        <text:list-item>
          <text:h text:style-name="P48" text:outline-level="1"><text:bookmark-start text:name="__RefHeading__3937_1626246058"/>Erreurs connus et perspective<text:bookmark-end text:name="__RefHeading__3937_1626246058"/></text:h>
        </text:list-item>
      </text:list>
      <text:list xml:id="list2285944222" text:style-name="L20">
        <text:list-item>
          <text:p text:style-name="P82">Il y a probablement des problèmes avec des cartes des zones polaires</text:p>
        </text:list-item>
        <text:list-item>
          <text:p text:style-name="P82">Amélioration de la façon de définir des source dans les fichiers taho</text:p>
        </text:list-item>
        <text:list-item>
          <text:p text:style-name="P82">Amélioration de la façon de définir des zones sans Bbox-Tool</text:p>
        </text:list-item>
        <text:list-item>
          <text:p text:style-name="P82">Si votre français est meilleure que le miens svp corrigez les Erreur dans ce fichier et dans le programme.</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charset="x-symbol"/>
    <style:font-face style:name="Mangal" svg:font-family="Mangal"/>
    <style:font-face style:name="OpenSymbol" svg:font-family="Open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ANleitung_20_PRGName" style:display-name="ANleitung PRGName" style:family="paragraph" style:parent-style-name="Heading_20_1" style:class="text">
      <style:text-properties fo:text-transform="capitalize" style:text-underline-style="solid" style:text-underline-width="auto" style:text-underline-color="font-color"/>
    </style:style>
    <style:style style:name="ANleitung_20_1" style:display-name="ANleitung 1" style:family="paragraph" style:parent-style-name="ANleitung_20_PRGName" style:next-style-name="Standard" style:default-outline-level="1" style:list-style-name="Outline" style:class="text">
      <style:text-properties fo:font-variant="normal" fo:text-transform="none" fo:font-size="16pt"/>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Anleitung_20_2" style:display-name="Anleitung 2" style:family="paragraph" style:parent-style-name="ANleitung_20_1" style:next-style-name="Standard" style:default-outline-level="2" style:list-style-name="Outline" style:class="text">
      <style:text-properties fo:font-size="14pt" fo:font-weight="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nleitung_20_3" style:display-name="Anleitung 3" style:family="paragraph" style:parent-style-name="Anleitung_20_2" style:next-style-name="Standard" style:default-outline-level="3" style:list-style-name="Outline">
      <style:text-properties fo:font-size="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a"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imitri Junker</meta:initial-creator>
    <meta:creation-date>2010-07-22T18:36:44.62</meta:creation-date>
    <dc:date>2020-05-02T03:08:54.298000000</dc:date>
    <meta:editing-duration>PT23H1M11S</meta:editing-duration>
    <meta:editing-cycles>49</meta:editing-cycles>
    <meta:generator>LibreOffice/6.4.1.2$Windows_X86_64 LibreOffice_project/4d224e95b98b138af42a64d84056446d09082932</meta:generator>
    <dc:creator>Dimitri Junker</dc:creator>
    <meta:document-statistic meta:table-count="0" meta:image-count="0" meta:object-count="0" meta:page-count="10" meta:paragraph-count="226" meta:word-count="4266" meta:character-count="25632" meta:non-whitespace-character-count="21551"/>
  </office:meta>
</office:document-meta>
</file>